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ans" svg:font-family="San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72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1.6118in"/>
    </style:style>
    <style:style style:name="co4" style:family="table-column">
      <style:table-column-properties fo:break-before="auto" style:column-width="1.3173in"/>
    </style:style>
    <style:style style:name="co5" style:family="table-column">
      <style:table-column-properties fo:break-before="auto" style:column-width="1.7945in"/>
    </style:style>
    <style:style style:name="co6" style:family="table-column">
      <style:table-column-properties fo:break-before="auto" style:column-width="3.4783in"/>
    </style:style>
    <style:style style:name="co7" style:family="table-column">
      <style:table-column-properties fo:break-before="auto" style:column-width="1.6909in"/>
    </style:style>
    <style:style style:name="co8" style:family="table-column">
      <style:table-column-properties fo:break-before="auto" style:column-width="1.072in"/>
    </style:style>
    <style:style style:name="co9" style:family="table-column">
      <style:table-column-properties fo:break-before="auto" style:column-width="1.7693in"/>
    </style:style>
    <style:style style:name="co10" style:family="table-column">
      <style:table-column-properties fo:break-before="auto" style:column-width="0.5402in"/>
    </style:style>
    <style:style style:name="co11" style:family="table-column">
      <style:table-column-properties fo:break-before="auto" style:column-width="0.7756in"/>
    </style:style>
    <style:style style:name="co12" style:family="table-column">
      <style:table-column-properties fo:break-before="auto" style:column-width="0.5244in"/>
    </style:style>
    <style:style style:name="co13" style:family="table-column">
      <style:table-column-properties fo:break-before="auto" style:column-width="0.4535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163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 style:data-style-name="N13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5" style:family="table-cell" style:parent-style-name="Default" style:data-style-name="N130"/>
    <style:style style:name="ce6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7" style:family="table-cell" style:parent-style-name="Default" style:data-style-name="N12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9" table:default-cell-style-name="Default"/>
        <table:table-row table:style-name="ro1">
          <table:table-cell table:style-name="ce1"/>
          <table:table-cell table:style-name="ce1" office:value-type="string">
            <text:p>qty</text:p>
          </table:table-cell>
          <table:table-cell table:style-name="ce1" office:value-type="string">
            <text:p>run price</text:p>
          </table:table-cell>
          <table:table-cell table:style-name="ce1" office:value-type="string">
            <text:p>unit price</text:p>
          </table:table-cell>
          <table:table-cell table:style-name="ce1" office:value-type="string">
            <text:p>Sale price</text:p>
          </table:table-cell>
          <table:table-cell table:style-name="ce1" office:value-type="string">
            <text:p>profit offset</text:p>
          </table:table-cell>
          <table:table-cell table:style-name="ce1" office:value-type="string">
            <text:p>Revenue</text:p>
          </table:table-cell>
          <table:table-cell table:style-name="ce1" office:value-type="string">
            <text:p>Profit</text:p>
          </table:table-cell>
          <table:table-cell table:number-columns-repeated="3"/>
          <table:table-cell table:style-name="ce2" table:number-columns-repeated="3"/>
          <table:table-cell table:style-name="ce1" table:number-columns-repeated="3"/>
          <table:table-cell table:style-name="ce2"/>
          <table:table-cell table:style-name="ce7"/>
          <table:table-cell table:style-name="ce2"/>
          <table:table-cell table:style-name="ce7" table:number-columns-repeated="3"/>
        </table:table-row>
        <table:table-row table:style-name="ro1">
          <table:table-cell table:style-name="ce1" office:value-type="string">
            <text:p>Pilot</text:p>
          </table:table-cell>
          <table:table-cell table:style-name="ce1" office:value-type="float" office:value="1">
            <text:p>1</text:p>
          </table:table-cell>
          <table:table-cell table:style-name="ce2" table:formula="of:=SUM([.R$8:.R$45])" office:value-type="float" office:value="48.209">
            <text:p>48</text:p>
          </table:table-cell>
          <table:table-cell table:style-name="ce2" table:formula="of:=[.C2]/[.B2]" office:value-type="float" office:value="48.209">
            <text:p>48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25">
            <text:p>25</text:p>
          </table:table-cell>
          <table:table-cell table:style-name="ce1" table:formula="of:=[.E2]*[.B2]" office:value-type="float" office:value="55">
            <text:p>55</text:p>
          </table:table-cell>
          <table:table-cell table:style-name="ce1" table:formula="of:=[.G2]-([.C2]-[.B2]*[.F2])" office:value-type="float" office:value="31.791">
            <text:p>31.79</text:p>
          </table:table-cell>
          <table:table-cell table:number-columns-repeated="3"/>
          <table:table-cell table:style-name="ce2" table:number-columns-repeated="3"/>
          <table:table-cell table:style-name="ce1" table:number-columns-repeated="3"/>
          <table:table-cell table:style-name="ce2"/>
          <table:table-cell table:style-name="ce7"/>
          <table:table-cell table:style-name="ce2"/>
          <table:table-cell table:style-name="ce7" table:number-columns-repeated="3"/>
        </table:table-row>
        <table:table-row table:style-name="ro1">
          <table:table-cell table:style-name="ce1" office:value-type="string">
            <text:p>Limited</text:p>
          </table:table-cell>
          <table:table-cell table:style-name="ce1" office:value-type="float" office:value="100">
            <text:p>100</text:p>
          </table:table-cell>
          <table:table-cell table:style-name="ce2" table:formula="of:=SUM([.T$8:.T$45])" office:value-type="float" office:value="3060.25">
            <text:p>3060</text:p>
          </table:table-cell>
          <table:table-cell table:style-name="ce2" table:formula="of:=[.C3]/[.B3]" office:value-type="float" office:value="30.6025">
            <text:p>31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0">
            <text:p>0</text:p>
          </table:table-cell>
          <table:table-cell table:style-name="ce1" table:formula="of:=[.E3]*[.B3]" office:value-type="float" office:value="5500">
            <text:p>5500</text:p>
          </table:table-cell>
          <table:table-cell table:style-name="ce1" table:formula="of:=[.G3]-([.C3]-[.B3]*[.F3])" office:value-type="float" office:value="2439.75">
            <text:p>2439.75</text:p>
          </table:table-cell>
          <table:table-cell table:number-columns-repeated="3"/>
          <table:table-cell table:style-name="ce2" table:number-columns-repeated="3"/>
          <table:table-cell table:style-name="ce1" table:number-columns-repeated="3"/>
          <table:table-cell table:style-name="ce2"/>
          <table:table-cell table:style-name="ce7"/>
          <table:table-cell table:style-name="ce2"/>
          <table:table-cell table:style-name="ce7" table:number-columns-repeated="3"/>
        </table:table-row>
        <table:table-row table:style-name="ro1">
          <table:table-cell table:style-name="ce1" office:value-type="string">
            <text:p>Production</text:p>
          </table:table-cell>
          <table:table-cell table:style-name="ce1" office:value-type="float" office:value="1000">
            <text:p>1000</text:p>
          </table:table-cell>
          <table:table-cell table:style-name="ce2" table:formula="of:=SUM([.V$8:.V$45])" office:value-type="float" office:value="21424.4">
            <text:p>21424</text:p>
          </table:table-cell>
          <table:table-cell table:style-name="ce2" table:formula="of:=[.C4]/[.B4]" office:value-type="float" office:value="21.4244">
            <text:p>21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0">
            <text:p>0</text:p>
          </table:table-cell>
          <table:table-cell table:style-name="ce1" table:formula="of:=[.E4]*[.B4]" office:value-type="float" office:value="45000">
            <text:p>45000</text:p>
          </table:table-cell>
          <table:table-cell table:style-name="ce1" table:formula="of:=[.G4]-([.C4]-[.B4]*[.F4])" office:value-type="float" office:value="23575.6">
            <text:p>23575.6</text:p>
          </table:table-cell>
          <table:table-cell table:number-columns-repeated="3"/>
          <table:table-cell table:style-name="ce2" table:number-columns-repeated="3"/>
          <table:table-cell table:style-name="ce1" table:number-columns-repeated="3"/>
          <table:table-cell table:style-name="ce2"/>
          <table:table-cell table:style-name="ce7"/>
          <table:table-cell table:style-name="ce2"/>
          <table:table-cell table:style-name="ce7" table:number-columns-repeated="3"/>
        </table:table-row>
        <table:table-row table:style-name="ro1" table:number-rows-repeated="2">
          <table:table-cell table:number-columns-repeated="11"/>
          <table:table-cell table:style-name="ce2" table:number-columns-repeated="3"/>
          <table:table-cell table:style-name="ce1" table:number-columns-repeated="3"/>
          <table:table-cell table:style-name="ce2"/>
          <table:table-cell table:style-name="ce7"/>
          <table:table-cell table:style-name="ce2"/>
          <table:table-cell table:style-name="ce7" table:number-columns-repeated="3"/>
        </table:table-row>
        <table:table-row table:style-name="ro2">
          <table:table-cell office:value-type="string">
            <text:p>Quantity</text:p>
          </table:table-cell>
          <table:table-cell office:value-type="string">
            <text:p>Manufacturer</text:p>
          </table:table-cell>
          <table:table-cell office:value-type="string">
            <text:p>Part Number</text:p>
          </table:table-cell>
          <table:table-cell office:value-type="string">
            <text:p>Value</text:p>
          </table:table-cell>
          <table:table-cell office:value-type="string">
            <text:p>Description</text:p>
          </table:table-cell>
          <table:table-cell office:value-type="string">
            <text:p>designator</text:p>
          </table:table-cell>
          <table:table-cell office:value-type="string">
            <text:p>footprint</text:p>
          </table:table-cell>
          <table:table-cell office:value-type="string">
            <text:p>Digikey</text:p>
          </table:table-cell>
          <table:table-cell office:value-type="string">
            <text:p>Mouser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00">
            <text:p>1000</text:p>
          </table:table-cell>
          <table:table-cell table:style-name="ce1" office:value-type="string">
            <text:p>Pilot Total</text:p>
          </table:table-cell>
          <table:table-cell table:style-name="ce1" office:value-type="string">
            <text:p>LP total</text:p>
          </table:table-cell>
          <table:table-cell table:style-name="ce1" office:value-type="string">
            <text:p>Prod Tot</text:p>
          </table:table-cell>
          <table:table-cell table:style-name="ce2" office:value-type="string">
            <text:p>Pilot $</text:p>
          </table:table-cell>
          <table:table-cell table:style-name="ce7" office:value-type="string">
            <text:p>Pilot %</text:p>
          </table:table-cell>
          <table:table-cell table:style-name="ce2" office:value-type="string">
            <text:p>LP $</text:p>
          </table:table-cell>
          <table:table-cell table:style-name="ce7" office:value-type="string">
            <text:p>LP %</text:p>
          </table:table-cell>
          <table:table-cell table:style-name="ce7" office:value-type="string">
            <text:p>P $</text:p>
          </table:table-cell>
          <table:table-cell table:style-name="ce7" office:value-type="string">
            <text:p>P %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Murata</text:p>
          </table:table-cell>
          <table:table-cell office:value-type="string">
            <text:p>GRM188F51E105ZA12D</text:p>
          </table:table-cell>
          <table:table-cell office:value-type="string">
            <text:p>1uF</text:p>
          </table:table-cell>
          <table:table-cell office:value-type="string">
            <text:p>Multilayer Ceramic Capacitors (MLCC) - SMD/SMT 0603 1uF 25volts Y5V +80-20%</text:p>
          </table:table-cell>
          <table:table-cell office:value-type="string">
            <text:p>C1 C5 C12</text:p>
          </table:table-cell>
          <table:table-cell office:value-type="string">
            <text:p>SMD0603</text:p>
          </table:table-cell>
          <table:table-cell/>
          <table:table-cell office:value-type="string">
            <text:p>81-GRM188F51E105ZA12</text:p>
          </table:table-cell>
          <table:table-cell table:number-columns-repeated="2"/>
          <table:table-cell table:style-name="ce4" office:value-type="float" office:value="0.07">
            <text:p>0.0700</text:p>
          </table:table-cell>
          <table:table-cell table:style-name="ce4" office:value-type="float" office:value="0.042">
            <text:p>0.0420</text:p>
          </table:table-cell>
          <table:table-cell table:style-name="ce4" office:value-type="float" office:value="0.016">
            <text:p>0.0160</text:p>
          </table:table-cell>
          <table:table-cell table:style-name="ce1" table:formula="of:=[.A8]*[.$B$2]" office:value-type="float" office:value="3">
            <text:p>3</text:p>
          </table:table-cell>
          <table:table-cell table:style-name="ce1" table:formula="of:=[.A8]*[.$B$3]" office:value-type="float" office:value="300">
            <text:p>300</text:p>
          </table:table-cell>
          <table:table-cell table:style-name="ce1" table:formula="of:=[.A8]*[.$B$4]" office:value-type="float" office:value="3000">
            <text:p>3000</text:p>
          </table:table-cell>
          <table:table-cell table:style-name="ce6" table:formula="of:=IF([.O8]&lt;[.$M$7];[.$L8]*[.O8];IF([.O8]&lt;[.$N$7];[.$M8]*[.O8];[.$N8]*[.O8]))" office:value-type="currency" office:currency="USD" office:value="0.21">
            <text:p>$0.21</text:p>
          </table:table-cell>
          <table:table-cell table:style-name="ce7" table:formula="of:=[.R8]/[.$C$2]" office:value-type="percentage" office:value="0.00435603310585161">
            <text:p>0.4%</text:p>
          </table:table-cell>
          <table:table-cell table:style-name="ce6" table:formula="of:=IF([.P8]&lt;[.$M$7];[.$L8]*[.P8];IF([.P8]&lt;[.$N$7];[.$M8]*[.P8];[.$N8]*[.P8]))" office:value-type="currency" office:currency="USD" office:value="12.6">
            <text:p>$12.60</text:p>
          </table:table-cell>
          <table:table-cell table:style-name="ce7" table:formula="of:=[.T8]/[.$C$3]" office:value-type="percentage" office:value="0.00411731067723225">
            <text:p>0.4%</text:p>
          </table:table-cell>
          <table:table-cell table:style-name="ce6" table:formula="of:=IF([.Q8]&lt;[.$M$7];[.$L8]*[.Q8];IF([.Q8]&lt;[.$N$7];[.$M8]*[.Q8];[.$N8]*[.Q8]))" office:value-type="currency" office:currency="USD" office:value="48">
            <text:p>$48.00</text:p>
          </table:table-cell>
          <table:table-cell table:style-name="ce7" table:formula="of:=[.V8]/[.$C$4]" office:value-type="percentage" office:value="0.00224043613823491">
            <text:p>0.2%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Murata</text:p>
          </table:table-cell>
          <table:table-cell office:value-type="string">
            <text:p>GRM21BR60J106KE19L</text:p>
          </table:table-cell>
          <table:table-cell office:value-type="string">
            <text:p>10uF</text:p>
          </table:table-cell>
          <table:table-cell office:value-type="string">
            <text:p>Multilayer Ceramic Capacitors (MLCC) - SMD/SMT 0805 10uF 6.3volts X5R 10%</text:p>
          </table:table-cell>
          <table:table-cell office:value-type="string">
            <text:p>C13 C14</text:p>
          </table:table-cell>
          <table:table-cell office:value-type="string">
            <text:p>SMD0805</text:p>
          </table:table-cell>
          <table:table-cell/>
          <table:table-cell office:value-type="string">
            <text:p>81-GRM21R60J106KE19L</text:p>
          </table:table-cell>
          <table:table-cell table:number-columns-repeated="2"/>
          <table:table-cell table:style-name="ce4" office:value-type="float" office:value="0.32">
            <text:p>0.3200</text:p>
          </table:table-cell>
          <table:table-cell table:style-name="ce4" office:value-type="float" office:value="0.191">
            <text:p>0.1910</text:p>
          </table:table-cell>
          <table:table-cell table:style-name="ce4" office:value-type="float" office:value="0.06">
            <text:p>0.0600</text:p>
          </table:table-cell>
          <table:table-cell table:style-name="ce1" table:formula="of:=[.A9]*[.$B$2]" office:value-type="float" office:value="2">
            <text:p>2</text:p>
          </table:table-cell>
          <table:table-cell table:style-name="ce1" table:formula="of:=[.A9]*[.$B$3]" office:value-type="float" office:value="200">
            <text:p>200</text:p>
          </table:table-cell>
          <table:table-cell table:style-name="ce1" table:formula="of:=[.A9]*[.$B$4]" office:value-type="float" office:value="2000">
            <text:p>2000</text:p>
          </table:table-cell>
          <table:table-cell table:style-name="ce6" table:formula="of:=IF([.O9]&lt;[.$M$7];[.$L9]*[.O9];IF([.O9]&lt;[.$N$7];[.$M9]*[.O9];[.$N9]*[.O9]))" office:value-type="currency" office:currency="USD" office:value="0.64">
            <text:p>$0.64</text:p>
          </table:table-cell>
          <table:table-cell table:style-name="ce7" table:formula="of:=[.R9]/[.$C$2]" office:value-type="percentage" office:value="0.0132755294654525">
            <text:p>1.3%</text:p>
          </table:table-cell>
          <table:table-cell table:style-name="ce6" table:formula="of:=IF([.P9]&lt;[.$M$7];[.$L9]*[.P9];IF([.P9]&lt;[.$N$7];[.$M9]*[.P9];[.$N9]*[.P9]))" office:value-type="currency" office:currency="USD" office:value="38.2">
            <text:p>$38.20</text:p>
          </table:table-cell>
          <table:table-cell table:style-name="ce7" table:formula="of:=[.T9]/[.$C$3]" office:value-type="percentage" office:value="0.0124826403071644">
            <text:p>1.2%</text:p>
          </table:table-cell>
          <table:table-cell table:style-name="ce6" table:formula="of:=IF([.Q9]&lt;[.$M$7];[.$L9]*[.Q9];IF([.Q9]&lt;[.$N$7];[.$M9]*[.Q9];[.$N9]*[.Q9]))" office:value-type="currency" office:currency="USD" office:value="120">
            <text:p>$120.00</text:p>
          </table:table-cell>
          <table:table-cell table:style-name="ce7" table:formula="of:=[.V9]/[.$C$4]" office:value-type="percentage" office:value="0.00560109034558727">
            <text:p>0.6%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Kemet</text:p>
          </table:table-cell>
          <table:table-cell office:value-type="string">
            <text:p>C0603C120C5GACTU</text:p>
          </table:table-cell>
          <table:table-cell office:value-type="string">
            <text:p>12pF</text:p>
          </table:table-cell>
          <table:table-cell office:value-type="string">
            <text:p>Multilayer Ceramic Capacitors (MLCC) - SMD/SMT 50volts 12pF C0G 0.25%</text:p>
          </table:table-cell>
          <table:table-cell office:value-type="string">
            <text:p>C15 C16</text:p>
          </table:table-cell>
          <table:table-cell office:value-type="string">
            <text:p>SMD0603</text:p>
          </table:table-cell>
          <table:table-cell/>
          <table:table-cell office:value-type="string">
            <text:p>80-C0603C120C5G</text:p>
          </table:table-cell>
          <table:table-cell table:number-columns-repeated="2"/>
          <table:table-cell table:style-name="ce4" office:value-type="float" office:value="0.76">
            <text:p>0.7600</text:p>
          </table:table-cell>
          <table:table-cell table:style-name="ce4" office:value-type="float" office:value="0.452">
            <text:p>0.4520</text:p>
          </table:table-cell>
          <table:table-cell table:style-name="ce4" office:value-type="float" office:value="0.125">
            <text:p>0.1250</text:p>
          </table:table-cell>
          <table:table-cell table:style-name="ce1" table:formula="of:=[.A10]*[.$B$2]" office:value-type="float" office:value="2">
            <text:p>2</text:p>
          </table:table-cell>
          <table:table-cell table:style-name="ce1" table:formula="of:=[.A10]*[.$B$3]" office:value-type="float" office:value="200">
            <text:p>200</text:p>
          </table:table-cell>
          <table:table-cell table:style-name="ce1" table:formula="of:=[.A10]*[.$B$4]" office:value-type="float" office:value="2000">
            <text:p>2000</text:p>
          </table:table-cell>
          <table:table-cell table:style-name="ce6" table:formula="of:=IF([.O10]&lt;[.$M$7];[.$L10]*[.O10];IF([.O10]&lt;[.$N$7];[.$M10]*[.O10];[.$N10]*[.O10]))" office:value-type="currency" office:currency="USD" office:value="1.52">
            <text:p>$1.52</text:p>
          </table:table-cell>
          <table:table-cell table:style-name="ce7" table:formula="of:=[.R10]/[.$C$2]" office:value-type="percentage" office:value="0.0315293824804497">
            <text:p>3.2%</text:p>
          </table:table-cell>
          <table:table-cell table:style-name="ce6" table:formula="of:=IF([.P10]&lt;[.$M$7];[.$L10]*[.P10];IF([.P10]&lt;[.$N$7];[.$M10]*[.P10];[.$N10]*[.P10]))" office:value-type="currency" office:currency="USD" office:value="90.4">
            <text:p>$90.40</text:p>
          </table:table-cell>
          <table:table-cell table:style-name="ce7" table:formula="of:=[.T10]/[.$C$3]" office:value-type="percentage" office:value="0.0295400702556981">
            <text:p>3.0%</text:p>
          </table:table-cell>
          <table:table-cell table:style-name="ce6" table:formula="of:=IF([.Q10]&lt;[.$M$7];[.$L10]*[.Q10];IF([.Q10]&lt;[.$N$7];[.$M10]*[.Q10];[.$N10]*[.Q10]))" office:value-type="currency" office:currency="USD" office:value="250">
            <text:p>$250.00</text:p>
          </table:table-cell>
          <table:table-cell table:style-name="ce7" table:formula="of:=[.V10]/[.$C$4]" office:value-type="percentage" office:value="0.0116689382199735">
            <text:p>1.2%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Taiyo Yuden</text:p>
          </table:table-cell>
          <table:table-cell office:value-type="string">
            <text:p>TMK107BJ104KA-T</text:p>
          </table:table-cell>
          <table:table-cell office:value-type="string">
            <text:p>0.1uF</text:p>
          </table:table-cell>
          <table:table-cell office:value-type="string">
            <text:p>CAP CER .10UF 25V X5R 0603</text:p>
          </table:table-cell>
          <table:table-cell office:value-type="string">
            <text:p>C2 C4 C11</text:p>
          </table:table-cell>
          <table:table-cell office:value-type="string">
            <text:p>SMD0603</text:p>
          </table:table-cell>
          <table:table-cell office:value-type="string">
            <text:p>587-1245-1-ND</text:p>
          </table:table-cell>
          <table:table-cell table:number-columns-repeated="3"/>
          <table:table-cell table:style-name="ce4" office:value-type="float" office:value="0.033">
            <text:p>0.0330</text:p>
          </table:table-cell>
          <table:table-cell table:style-name="ce4" office:value-type="float" office:value="0.0195">
            <text:p>0.0195</text:p>
          </table:table-cell>
          <table:table-cell table:style-name="ce4" office:value-type="float" office:value="0.0078">
            <text:p>0.0078</text:p>
          </table:table-cell>
          <table:table-cell table:style-name="ce1" table:formula="of:=[.A11]*[.$B$2]" office:value-type="float" office:value="3">
            <text:p>3</text:p>
          </table:table-cell>
          <table:table-cell table:style-name="ce1" table:formula="of:=[.A11]*[.$B$3]" office:value-type="float" office:value="300">
            <text:p>300</text:p>
          </table:table-cell>
          <table:table-cell table:style-name="ce1" table:formula="of:=[.A11]*[.$B$4]" office:value-type="float" office:value="3000">
            <text:p>3000</text:p>
          </table:table-cell>
          <table:table-cell table:style-name="ce6" table:formula="of:=IF([.O11]&lt;[.$M$7];[.$L11]*[.O11];IF([.O11]&lt;[.$N$7];[.$M11]*[.O11];[.$N11]*[.O11]))" office:value-type="currency" office:currency="USD" office:value="0.099">
            <text:p>$0.10</text:p>
          </table:table-cell>
          <table:table-cell table:style-name="ce7" table:formula="of:=[.R11]/[.$C$2]" office:value-type="percentage" office:value="0.00205355846418719">
            <text:p>0.2%</text:p>
          </table:table-cell>
          <table:table-cell table:style-name="ce6" table:formula="of:=IF([.P11]&lt;[.$M$7];[.$L11]*[.P11];IF([.P11]&lt;[.$N$7];[.$M11]*[.P11];[.$N11]*[.P11]))" office:value-type="currency" office:currency="USD" office:value="5.85">
            <text:p>$5.85</text:p>
          </table:table-cell>
          <table:table-cell table:style-name="ce7" table:formula="of:=[.T11]/[.$C$3]" office:value-type="percentage" office:value="0.00191160852871497">
            <text:p>0.2%</text:p>
          </table:table-cell>
          <table:table-cell table:style-name="ce6" table:formula="of:=IF([.Q11]&lt;[.$M$7];[.$L11]*[.Q11];IF([.Q11]&lt;[.$N$7];[.$M11]*[.Q11];[.$N11]*[.Q11]))" office:value-type="currency" office:currency="USD" office:value="23.4">
            <text:p>$23.40</text:p>
          </table:table-cell>
          <table:table-cell table:style-name="ce7" table:formula="of:=[.V11]/[.$C$4]" office:value-type="percentage" office:value="0.00109221261738952">
            <text:p>0.1%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Vishay/Vitramon</text:p>
          </table:table-cell>
          <table:table-cell office:value-type="string">
            <text:p>VJ0603A471JXAAC</text:p>
          </table:table-cell>
          <table:table-cell office:value-type="string">
            <text:p>470pF</text:p>
          </table:table-cell>
          <table:table-cell office:value-type="string">
            <text:p>Multilayer Ceramic Capacitors (MLCC) - SMD/SMT 470pF 50volts 5%</text:p>
          </table:table-cell>
          <table:table-cell office:value-type="string">
            <text:p>C3</text:p>
          </table:table-cell>
          <table:table-cell office:value-type="string">
            <text:p>SMD0603</text:p>
          </table:table-cell>
          <table:table-cell/>
          <table:table-cell office:value-type="string">
            <text:p>77-VJ0603A471JXAAC</text:p>
          </table:table-cell>
          <table:table-cell table:number-columns-repeated="2"/>
          <table:table-cell table:style-name="ce4" office:value-type="float" office:value="0.04">
            <text:p>0.0400</text:p>
          </table:table-cell>
          <table:table-cell table:style-name="ce4" office:value-type="float" office:value="0.02">
            <text:p>0.0200</text:p>
          </table:table-cell>
          <table:table-cell table:style-name="ce4" office:value-type="float" office:value="0.02">
            <text:p>0.0200</text:p>
          </table:table-cell>
          <table:table-cell table:style-name="ce1" table:formula="of:=[.A12]*[.$B$2]" office:value-type="float" office:value="1">
            <text:p>1</text:p>
          </table:table-cell>
          <table:table-cell table:style-name="ce1" table:formula="of:=[.A12]*[.$B$3]" office:value-type="float" office:value="100">
            <text:p>100</text:p>
          </table:table-cell>
          <table:table-cell table:style-name="ce1" table:formula="of:=[.A12]*[.$B$4]" office:value-type="float" office:value="1000">
            <text:p>1000</text:p>
          </table:table-cell>
          <table:table-cell table:style-name="ce6" table:formula="of:=IF([.O12]&lt;[.$M$7];[.$L12]*[.O12];IF([.O12]&lt;[.$N$7];[.$M12]*[.O12];[.$N12]*[.O12]))" office:value-type="currency" office:currency="USD" office:value="0.04">
            <text:p>$0.04</text:p>
          </table:table-cell>
          <table:table-cell table:style-name="ce7" table:formula="of:=[.R12]/[.$C$2]" office:value-type="percentage" office:value="0.000829720591590782">
            <text:p>0.1%</text:p>
          </table:table-cell>
          <table:table-cell table:style-name="ce6" table:formula="of:=IF([.P12]&lt;[.$M$7];[.$L12]*[.P12];IF([.P12]&lt;[.$N$7];[.$M12]*[.P12];[.$N12]*[.P12]))" office:value-type="currency" office:currency="USD" office:value="2">
            <text:p>$2.00</text:p>
          </table:table-cell>
          <table:table-cell table:style-name="ce7" table:formula="of:=[.T12]/[.$C$3]" office:value-type="percentage" office:value="0.000653541377338453">
            <text:p>0.1%</text:p>
          </table:table-cell>
          <table:table-cell table:style-name="ce6" table:formula="of:=IF([.Q12]&lt;[.$M$7];[.$L12]*[.Q12];IF([.Q12]&lt;[.$N$7];[.$M12]*[.Q12];[.$N12]*[.Q12]))" office:value-type="currency" office:currency="USD" office:value="20">
            <text:p>$20.00</text:p>
          </table:table-cell>
          <table:table-cell table:style-name="ce7" table:formula="of:=[.V12]/[.$C$4]" office:value-type="percentage" office:value="0.000933515057597879">
            <text:p>0.1%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Murata</text:p>
          </table:table-cell>
          <table:table-cell office:value-type="string">
            <text:p>GRM1885C1H180GA01D</text:p>
          </table:table-cell>
          <table:table-cell office:value-type="string">
            <text:p>18pF</text:p>
          </table:table-cell>
          <table:table-cell office:value-type="string">
            <text:p>Multilayer Ceramic Capacitors (MLCC) - SMD/SMT 0603 18pF 50volts C0G 2%</text:p>
          </table:table-cell>
          <table:table-cell office:value-type="string">
            <text:p>C6 C7</text:p>
          </table:table-cell>
          <table:table-cell office:value-type="string">
            <text:p>SMD0603</text:p>
          </table:table-cell>
          <table:table-cell/>
          <table:table-cell office:value-type="string">
            <text:p>81-GRM1885C1H180GA</text:p>
          </table:table-cell>
          <table:table-cell table:number-columns-repeated="2"/>
          <table:table-cell table:style-name="ce4" office:value-type="float" office:value="0.07">
            <text:p>0.0700</text:p>
          </table:table-cell>
          <table:table-cell table:style-name="ce4" office:value-type="float" office:value="0.044">
            <text:p>0.0440</text:p>
          </table:table-cell>
          <table:table-cell table:style-name="ce4" office:value-type="float" office:value="0.017">
            <text:p>0.0170</text:p>
          </table:table-cell>
          <table:table-cell table:style-name="ce1" table:formula="of:=[.A13]*[.$B$2]" office:value-type="float" office:value="2">
            <text:p>2</text:p>
          </table:table-cell>
          <table:table-cell table:style-name="ce1" table:formula="of:=[.A13]*[.$B$3]" office:value-type="float" office:value="200">
            <text:p>200</text:p>
          </table:table-cell>
          <table:table-cell table:style-name="ce1" table:formula="of:=[.A13]*[.$B$4]" office:value-type="float" office:value="2000">
            <text:p>2000</text:p>
          </table:table-cell>
          <table:table-cell table:style-name="ce6" table:formula="of:=IF([.O13]&lt;[.$M$7];[.$L13]*[.O13];IF([.O13]&lt;[.$N$7];[.$M13]*[.O13];[.$N13]*[.O13]))" office:value-type="currency" office:currency="USD" office:value="0.14">
            <text:p>$0.14</text:p>
          </table:table-cell>
          <table:table-cell table:style-name="ce7" table:formula="of:=[.R13]/[.$C$2]" office:value-type="percentage" office:value="0.00290402207056774">
            <text:p>0.3%</text:p>
          </table:table-cell>
          <table:table-cell table:style-name="ce6" table:formula="of:=IF([.P13]&lt;[.$M$7];[.$L13]*[.P13];IF([.P13]&lt;[.$N$7];[.$M13]*[.P13];[.$N13]*[.P13]))" office:value-type="currency" office:currency="USD" office:value="8.8">
            <text:p>$8.80</text:p>
          </table:table-cell>
          <table:table-cell table:style-name="ce7" table:formula="of:=[.T13]/[.$C$3]" office:value-type="percentage" office:value="0.00287558206028919">
            <text:p>0.3%</text:p>
          </table:table-cell>
          <table:table-cell table:style-name="ce6" table:formula="of:=IF([.Q13]&lt;[.$M$7];[.$L13]*[.Q13];IF([.Q13]&lt;[.$N$7];[.$M13]*[.Q13];[.$N13]*[.Q13]))" office:value-type="currency" office:currency="USD" office:value="34">
            <text:p>$34.00</text:p>
          </table:table-cell>
          <table:table-cell table:style-name="ce7" table:formula="of:=[.V13]/[.$C$4]" office:value-type="percentage" office:value="0.00158697559791639">
            <text:p>0.2%</text:p>
          </table:table-cell>
        </table:table-row>
        <table:table-row table:style-name="ro1" table:visibility="collapse">
          <table:table-cell office:value-type="float" office:value="0">
            <text:p>0</text:p>
          </table:table-cell>
          <table:table-cell table:number-columns-repeated="2"/>
          <table:table-cell office:value-type="string">
            <text:p>open</text:p>
          </table:table-cell>
          <table:table-cell office:value-type="string">
            <text:p>do not place</text:p>
          </table:table-cell>
          <table:table-cell office:value-type="string">
            <text:p>C8 R8</text:p>
          </table:table-cell>
          <table:table-cell office:value-type="string">
            <text:p>SMD0603</text:p>
          </table:table-cell>
          <table:table-cell table:number-columns-repeated="4"/>
          <table:table-cell table:style-name="ce4"/>
          <table:table-cell table:style-name="ce4"/>
          <table:table-cell table:style-name="ce4"/>
          <table:table-cell table:style-name="ce1" table:formula="of:=[.A14]*[.$B$2]" office:value-type="float" office:value="0">
            <text:p>0</text:p>
          </table:table-cell>
          <table:table-cell table:style-name="ce1" table:formula="of:=[.A14]*[.$B$3]" office:value-type="float" office:value="0">
            <text:p>0</text:p>
          </table:table-cell>
          <table:table-cell table:style-name="ce1" table:formula="of:=[.A14]*[.$B$4]" office:value-type="float" office:value="0">
            <text:p>0</text:p>
          </table:table-cell>
          <table:table-cell table:style-name="ce6" table:formula="of:=IF([.O14]&lt;[.$M$7];[.$L14]*[.O14];IF([.O14]&lt;[.$N$7];[.$M14]*[.O14];[.$N14]*[.O14]))" office:value-type="currency" office:currency="USD" office:value="0">
            <text:p>$0.00</text:p>
          </table:table-cell>
          <table:table-cell table:style-name="ce7" table:formula="of:=[.R14]/[.$C$2]" office:value-type="percentage" office:value="0">
            <text:p>0.0%</text:p>
          </table:table-cell>
          <table:table-cell table:style-name="ce6" table:formula="of:=IF([.P14]&lt;[.$M$7];[.$L14]*[.P14];IF([.P14]&lt;[.$N$7];[.$M14]*[.P14];[.$N14]*[.P14]))" office:value-type="currency" office:currency="USD" office:value="0">
            <text:p>$0.00</text:p>
          </table:table-cell>
          <table:table-cell table:style-name="ce7" table:formula="of:=[.T14]/[.$C$3]" office:value-type="percentage" office:value="0">
            <text:p>0.0%</text:p>
          </table:table-cell>
          <table:table-cell table:style-name="ce6" table:formula="of:=IF([.Q14]&lt;[.$M$7];[.$L14]*[.Q14];IF([.Q14]&lt;[.$N$7];[.$M14]*[.Q14];[.$N14]*[.Q14]))" office:value-type="currency" office:currency="USD" office:value="0">
            <text:p>$0.00</text:p>
          </table:table-cell>
          <table:table-cell table:style-name="ce7" table:formula="of:=[.V14]/[.$C$4]" office:value-type="percentage" office:value="0">
            <text:p>0.0%</text:p>
          </table:table-cell>
        </table:table-row>
        <table:table-row table:style-name="ro1" table:visibility="collapse">
          <table:table-cell office:value-type="float" office:value="0">
            <text:p>0</text:p>
          </table:table-cell>
          <table:table-cell table:number-columns-repeated="3"/>
          <table:table-cell office:value-type="string">
            <text:p>do not place</text:p>
          </table:table-cell>
          <table:table-cell office:value-type="string">
            <text:p>C9 C10</text:p>
          </table:table-cell>
          <table:table-cell office:value-type="string">
            <text:p>SMD0603</text:p>
          </table:table-cell>
          <table:table-cell table:number-columns-repeated="4"/>
          <table:table-cell table:style-name="ce4"/>
          <table:table-cell table:style-name="ce4"/>
          <table:table-cell table:style-name="ce4"/>
          <table:table-cell table:style-name="ce1" table:formula="of:=[.A15]*[.$B$2]" office:value-type="float" office:value="0">
            <text:p>0</text:p>
          </table:table-cell>
          <table:table-cell table:style-name="ce1" table:formula="of:=[.A15]*[.$B$3]" office:value-type="float" office:value="0">
            <text:p>0</text:p>
          </table:table-cell>
          <table:table-cell table:style-name="ce1" table:formula="of:=[.A15]*[.$B$4]" office:value-type="float" office:value="0">
            <text:p>0</text:p>
          </table:table-cell>
          <table:table-cell table:style-name="ce6" table:formula="of:=IF([.O15]&lt;[.$M$7];[.$L15]*[.O15];IF([.O15]&lt;[.$N$7];[.$M15]*[.O15];[.$N15]*[.O15]))" office:value-type="currency" office:currency="USD" office:value="0">
            <text:p>$0.00</text:p>
          </table:table-cell>
          <table:table-cell table:style-name="ce7" table:formula="of:=[.R15]/[.$C$2]" office:value-type="percentage" office:value="0">
            <text:p>0.0%</text:p>
          </table:table-cell>
          <table:table-cell table:style-name="ce6" table:formula="of:=IF([.P15]&lt;[.$M$7];[.$L15]*[.P15];IF([.P15]&lt;[.$N$7];[.$M15]*[.P15];[.$N15]*[.P15]))" office:value-type="currency" office:currency="USD" office:value="0">
            <text:p>$0.00</text:p>
          </table:table-cell>
          <table:table-cell table:style-name="ce7" table:formula="of:=[.T15]/[.$C$3]" office:value-type="percentage" office:value="0">
            <text:p>0.0%</text:p>
          </table:table-cell>
          <table:table-cell table:style-name="ce6" table:formula="of:=IF([.Q15]&lt;[.$M$7];[.$L15]*[.Q15];IF([.Q15]&lt;[.$N$7];[.$M15]*[.Q15];[.$N15]*[.Q15]))" office:value-type="currency" office:currency="USD" office:value="0">
            <text:p>$0.00</text:p>
          </table:table-cell>
          <table:table-cell table:style-name="ce7" table:formula="of:=[.V15]/[.$C$4]" office:value-type="percentage" office:value="0">
            <text:p>0.0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XP Semiconductors</text:p>
          </table:table-cell>
          <table:table-cell office:value-type="string">
            <text:p>PMEG3010ER,115</text:p>
          </table:table-cell>
          <table:table-cell/>
          <table:table-cell office:value-type="string">
            <text:p>Schottky (Diodes &amp; Rectifiers) SCHOTTKY DIODE</text:p>
          </table:table-cell>
          <table:table-cell office:value-type="string">
            <text:p>D1</text:p>
          </table:table-cell>
          <table:table-cell office:value-type="string">
            <text:p>SOD123</text:p>
          </table:table-cell>
          <table:table-cell/>
          <table:table-cell office:value-type="string">
            <text:p>771-PMEG3010ER115</text:p>
          </table:table-cell>
          <table:table-cell table:number-columns-repeated="2"/>
          <table:table-cell table:style-name="ce4" office:value-type="float" office:value="0.12">
            <text:p>0.1200</text:p>
          </table:table-cell>
          <table:table-cell table:style-name="ce4" office:value-type="float" office:value="0.11">
            <text:p>0.1100</text:p>
          </table:table-cell>
          <table:table-cell table:style-name="ce4" office:value-type="float" office:value="0.096">
            <text:p>0.0960</text:p>
          </table:table-cell>
          <table:table-cell table:style-name="ce1" table:formula="of:=[.A16]*[.$B$2]" office:value-type="float" office:value="1">
            <text:p>1</text:p>
          </table:table-cell>
          <table:table-cell table:style-name="ce1" table:formula="of:=[.A16]*[.$B$3]" office:value-type="float" office:value="100">
            <text:p>100</text:p>
          </table:table-cell>
          <table:table-cell table:style-name="ce1" table:formula="of:=[.A16]*[.$B$4]" office:value-type="float" office:value="1000">
            <text:p>1000</text:p>
          </table:table-cell>
          <table:table-cell table:style-name="ce6" table:formula="of:=IF([.O16]&lt;[.$M$7];[.$L16]*[.O16];IF([.O16]&lt;[.$N$7];[.$M16]*[.O16];[.$N16]*[.O16]))" office:value-type="currency" office:currency="USD" office:value="0.12">
            <text:p>$0.12</text:p>
          </table:table-cell>
          <table:table-cell table:style-name="ce7" table:formula="of:=[.R16]/[.$C$2]" office:value-type="percentage" office:value="0.00248916177477235">
            <text:p>0.2%</text:p>
          </table:table-cell>
          <table:table-cell table:style-name="ce6" table:formula="of:=IF([.P16]&lt;[.$M$7];[.$L16]*[.P16];IF([.P16]&lt;[.$N$7];[.$M16]*[.P16];[.$N16]*[.P16]))" office:value-type="currency" office:currency="USD" office:value="11">
            <text:p>$11.00</text:p>
          </table:table-cell>
          <table:table-cell table:style-name="ce7" table:formula="of:=[.T16]/[.$C$3]" office:value-type="percentage" office:value="0.00359447757536149">
            <text:p>0.4%</text:p>
          </table:table-cell>
          <table:table-cell table:style-name="ce6" table:formula="of:=IF([.Q16]&lt;[.$M$7];[.$L16]*[.Q16];IF([.Q16]&lt;[.$N$7];[.$M16]*[.Q16];[.$N16]*[.Q16]))" office:value-type="currency" office:currency="USD" office:value="96">
            <text:p>$96.00</text:p>
          </table:table-cell>
          <table:table-cell table:style-name="ce7" table:formula="of:=[.V16]/[.$C$4]" office:value-type="percentage" office:value="0.00448087227646982">
            <text:p>0.4%</text:p>
          </table:table-cell>
        </table:table-row>
        <table:table-row table:style-name="ro4" table:visibility="collapse">
          <table:table-cell office:value-type="float" office:value="0">
            <text:p>0</text:p>
          </table:table-cell>
          <table:table-cell table:number-columns-repeated="3"/>
          <table:table-cell office:value-type="string">
            <text:p>do not place</text:p>
          </table:table-cell>
          <table:table-cell office:value-type="string">
            <text:p>D2</text:p>
          </table:table-cell>
          <table:table-cell office:value-type="string">
            <text:p>SOD123</text:p>
          </table:table-cell>
          <table:table-cell table:number-columns-repeated="4"/>
          <table:table-cell table:style-name="ce4"/>
          <table:table-cell table:style-name="ce4"/>
          <table:table-cell table:style-name="ce4"/>
          <table:table-cell table:style-name="ce1" table:formula="of:=[.A17]*[.$B$2]" office:value-type="float" office:value="0">
            <text:p>0</text:p>
          </table:table-cell>
          <table:table-cell table:style-name="ce1" table:formula="of:=[.A17]*[.$B$3]" office:value-type="float" office:value="0">
            <text:p>0</text:p>
          </table:table-cell>
          <table:table-cell table:style-name="ce1" table:formula="of:=[.A17]*[.$B$4]" office:value-type="float" office:value="0">
            <text:p>0</text:p>
          </table:table-cell>
          <table:table-cell table:style-name="ce6" table:formula="of:=IF([.O17]&lt;[.$M$7];[.$L17]*[.O17];IF([.O17]&lt;[.$N$7];[.$M17]*[.O17];[.$N17]*[.O17]))" office:value-type="currency" office:currency="USD" office:value="0">
            <text:p>$0.00</text:p>
          </table:table-cell>
          <table:table-cell table:style-name="ce7" table:formula="of:=[.R17]/[.$C$2]" office:value-type="percentage" office:value="0">
            <text:p>0.0%</text:p>
          </table:table-cell>
          <table:table-cell table:style-name="ce6" table:formula="of:=IF([.P17]&lt;[.$M$7];[.$L17]*[.P17];IF([.P17]&lt;[.$N$7];[.$M17]*[.P17];[.$N17]*[.P17]))" office:value-type="currency" office:currency="USD" office:value="0">
            <text:p>$0.00</text:p>
          </table:table-cell>
          <table:table-cell table:style-name="ce7" table:formula="of:=[.T17]/[.$C$3]" office:value-type="percentage" office:value="0">
            <text:p>0.0%</text:p>
          </table:table-cell>
          <table:table-cell table:style-name="ce6" table:formula="of:=IF([.Q17]&lt;[.$M$7];[.$L17]*[.Q17];IF([.Q17]&lt;[.$N$7];[.$M17]*[.Q17];[.$N17]*[.Q17]))" office:value-type="currency" office:currency="USD" office:value="0">
            <text:p>$0.00</text:p>
          </table:table-cell>
          <table:table-cell table:style-name="ce7" table:formula="of:=[.V17]/[.$C$4]" office:value-type="percentage" office:value="0">
            <text:p>0.0%</text:p>
          </table:table-cell>
        </table:table-row>
        <table:table-row table:style-name="ro1" table:visibility="collapse">
          <table:table-cell office:value-type="float" office:value="0">
            <text:p>0</text:p>
          </table:table-cell>
          <table:table-cell table:number-columns-repeated="2"/>
          <table:table-cell office:value-type="string">
            <text:p>MOLEX-48037</text:p>
          </table:table-cell>
          <table:table-cell office:value-type="string">
            <text:p>do not place</text:p>
          </table:table-cell>
          <table:table-cell office:value-type="string">
            <text:p>JP1</text:p>
          </table:table-cell>
          <table:table-cell office:value-type="string">
            <text:p>USB-A-PLUG</text:p>
          </table:table-cell>
          <table:table-cell table:number-columns-repeated="4"/>
          <table:table-cell table:style-name="ce4"/>
          <table:table-cell table:style-name="ce4"/>
          <table:table-cell table:style-name="ce4"/>
          <table:table-cell table:style-name="ce1" table:formula="of:=[.A18]*[.$B$2]" office:value-type="float" office:value="0">
            <text:p>0</text:p>
          </table:table-cell>
          <table:table-cell table:style-name="ce1" table:formula="of:=[.A18]*[.$B$3]" office:value-type="float" office:value="0">
            <text:p>0</text:p>
          </table:table-cell>
          <table:table-cell table:style-name="ce1" table:formula="of:=[.A18]*[.$B$4]" office:value-type="float" office:value="0">
            <text:p>0</text:p>
          </table:table-cell>
          <table:table-cell table:style-name="ce6" table:formula="of:=IF([.O18]&lt;[.$M$7];[.$L18]*[.O18];IF([.O18]&lt;[.$N$7];[.$M18]*[.O18];[.$N18]*[.O18]))" office:value-type="currency" office:currency="USD" office:value="0">
            <text:p>$0.00</text:p>
          </table:table-cell>
          <table:table-cell table:style-name="ce7" table:formula="of:=[.R18]/[.$C$2]" office:value-type="percentage" office:value="0">
            <text:p>0.0%</text:p>
          </table:table-cell>
          <table:table-cell table:style-name="ce6" table:formula="of:=IF([.P18]&lt;[.$M$7];[.$L18]*[.P18];IF([.P18]&lt;[.$N$7];[.$M18]*[.P18];[.$N18]*[.P18]))" office:value-type="currency" office:currency="USD" office:value="0">
            <text:p>$0.00</text:p>
          </table:table-cell>
          <table:table-cell table:style-name="ce7" table:formula="of:=[.T18]/[.$C$3]" office:value-type="percentage" office:value="0">
            <text:p>0.0%</text:p>
          </table:table-cell>
          <table:table-cell table:style-name="ce6" table:formula="of:=IF([.Q18]&lt;[.$M$7];[.$L18]*[.Q18];IF([.Q18]&lt;[.$N$7];[.$M18]*[.Q18];[.$N18]*[.Q18]))" office:value-type="currency" office:currency="USD" office:value="0">
            <text:p>$0.00</text:p>
          </table:table-cell>
          <table:table-cell table:style-name="ce7" table:formula="of:=[.V18]/[.$C$4]" office:value-type="percentage" office:value="0">
            <text:p>0.0%</text:p>
          </table:table-cell>
        </table:table-row>
        <table:table-row table:style-name="ro1" table:visibility="collapse">
          <table:table-cell office:value-type="float" office:value="0">
            <text:p>0</text:p>
          </table:table-cell>
          <table:table-cell table:number-columns-repeated="3"/>
          <table:table-cell office:value-type="string">
            <text:p>do not place</text:p>
          </table:table-cell>
          <table:table-cell office:value-type="string">
            <text:p>JP17</text:p>
          </table:table-cell>
          <table:table-cell office:value-type="string">
            <text:p>1X4</text:p>
          </table:table-cell>
          <table:table-cell table:number-columns-repeated="4"/>
          <table:table-cell table:style-name="ce4"/>
          <table:table-cell table:style-name="ce4"/>
          <table:table-cell table:style-name="ce4"/>
          <table:table-cell table:style-name="ce1" table:formula="of:=[.A19]*[.$B$2]" office:value-type="float" office:value="0">
            <text:p>0</text:p>
          </table:table-cell>
          <table:table-cell table:style-name="ce1" table:formula="of:=[.A19]*[.$B$3]" office:value-type="float" office:value="0">
            <text:p>0</text:p>
          </table:table-cell>
          <table:table-cell table:style-name="ce1" table:formula="of:=[.A19]*[.$B$4]" office:value-type="float" office:value="0">
            <text:p>0</text:p>
          </table:table-cell>
          <table:table-cell table:style-name="ce6" table:formula="of:=IF([.O19]&lt;[.$M$7];[.$L19]*[.O19];IF([.O19]&lt;[.$N$7];[.$M19]*[.O19];[.$N19]*[.O19]))" office:value-type="currency" office:currency="USD" office:value="0">
            <text:p>$0.00</text:p>
          </table:table-cell>
          <table:table-cell table:style-name="ce7" table:formula="of:=[.R19]/[.$C$2]" office:value-type="percentage" office:value="0">
            <text:p>0.0%</text:p>
          </table:table-cell>
          <table:table-cell table:style-name="ce6" table:formula="of:=IF([.P19]&lt;[.$M$7];[.$L19]*[.P19];IF([.P19]&lt;[.$N$7];[.$M19]*[.P19];[.$N19]*[.P19]))" office:value-type="currency" office:currency="USD" office:value="0">
            <text:p>$0.00</text:p>
          </table:table-cell>
          <table:table-cell table:style-name="ce7" table:formula="of:=[.T19]/[.$C$3]" office:value-type="percentage" office:value="0">
            <text:p>0.0%</text:p>
          </table:table-cell>
          <table:table-cell table:style-name="ce6" table:formula="of:=IF([.Q19]&lt;[.$M$7];[.$L19]*[.Q19];IF([.Q19]&lt;[.$N$7];[.$M19]*[.Q19];[.$N19]*[.Q19]))" office:value-type="currency" office:currency="USD" office:value="0">
            <text:p>$0.00</text:p>
          </table:table-cell>
          <table:table-cell table:style-name="ce7" table:formula="of:=[.V19]/[.$C$4]" office:value-type="percentage" office:value="0">
            <text:p>0.0%</text:p>
          </table:table-cell>
        </table:table-row>
        <table:table-row table:style-name="ro1" table:visibility="collapse">
          <table:table-cell office:value-type="float" office:value="0">
            <text:p>0</text:p>
          </table:table-cell>
          <table:table-cell table:number-columns-repeated="3"/>
          <table:table-cell office:value-type="string">
            <text:p>do not place</text:p>
          </table:table-cell>
          <table:table-cell office:value-type="string">
            <text:p>JP18 JP19 JP20 JP21</text:p>
          </table:table-cell>
          <table:table-cell office:value-type="string">
            <text:p>1X16</text:p>
          </table:table-cell>
          <table:table-cell table:number-columns-repeated="4"/>
          <table:table-cell table:style-name="ce4"/>
          <table:table-cell table:style-name="ce4"/>
          <table:table-cell table:style-name="ce4"/>
          <table:table-cell table:style-name="ce1" table:formula="of:=[.A20]*[.$B$2]" office:value-type="float" office:value="0">
            <text:p>0</text:p>
          </table:table-cell>
          <table:table-cell table:style-name="ce1" table:formula="of:=[.A20]*[.$B$3]" office:value-type="float" office:value="0">
            <text:p>0</text:p>
          </table:table-cell>
          <table:table-cell table:style-name="ce1" table:formula="of:=[.A20]*[.$B$4]" office:value-type="float" office:value="0">
            <text:p>0</text:p>
          </table:table-cell>
          <table:table-cell table:style-name="ce6" table:formula="of:=IF([.O20]&lt;[.$M$7];[.$L20]*[.O20];IF([.O20]&lt;[.$N$7];[.$M20]*[.O20];[.$N20]*[.O20]))" office:value-type="currency" office:currency="USD" office:value="0">
            <text:p>$0.00</text:p>
          </table:table-cell>
          <table:table-cell table:style-name="ce7" table:formula="of:=[.R20]/[.$C$2]" office:value-type="percentage" office:value="0">
            <text:p>0.0%</text:p>
          </table:table-cell>
          <table:table-cell table:style-name="ce6" table:formula="of:=IF([.P20]&lt;[.$M$7];[.$L20]*[.P20];IF([.P20]&lt;[.$N$7];[.$M20]*[.P20];[.$N20]*[.P20]))" office:value-type="currency" office:currency="USD" office:value="0">
            <text:p>$0.00</text:p>
          </table:table-cell>
          <table:table-cell table:style-name="ce7" table:formula="of:=[.T20]/[.$C$3]" office:value-type="percentage" office:value="0">
            <text:p>0.0%</text:p>
          </table:table-cell>
          <table:table-cell table:style-name="ce6" table:formula="of:=IF([.Q20]&lt;[.$M$7];[.$L20]*[.Q20];IF([.Q20]&lt;[.$N$7];[.$M20]*[.Q20];[.$N20]*[.Q20]))" office:value-type="currency" office:currency="USD" office:value="0">
            <text:p>$0.00</text:p>
          </table:table-cell>
          <table:table-cell table:style-name="ce7" table:formula="of:=[.V20]/[.$C$4]" office:value-type="percentage" office:value="0">
            <text:p>0.0%</text:p>
          </table:table-cell>
        </table:table-row>
        <table:table-row table:style-name="ro1" table:visibility="collapse">
          <table:table-cell office:value-type="float" office:value="0">
            <text:p>0</text:p>
          </table:table-cell>
          <table:table-cell table:number-columns-repeated="3"/>
          <table:table-cell office:value-type="string">
            <text:p>do not place</text:p>
          </table:table-cell>
          <table:table-cell office:value-type="string">
            <text:p>JP2</text:p>
          </table:table-cell>
          <table:table-cell office:value-type="string">
            <text:p>1X11-SKIP6-9-10</text:p>
          </table:table-cell>
          <table:table-cell table:number-columns-repeated="4"/>
          <table:table-cell table:style-name="ce4"/>
          <table:table-cell table:style-name="ce4"/>
          <table:table-cell table:style-name="ce4"/>
          <table:table-cell table:style-name="ce1" table:formula="of:=[.A21]*[.$B$2]" office:value-type="float" office:value="0">
            <text:p>0</text:p>
          </table:table-cell>
          <table:table-cell table:style-name="ce1" table:formula="of:=[.A21]*[.$B$3]" office:value-type="float" office:value="0">
            <text:p>0</text:p>
          </table:table-cell>
          <table:table-cell table:style-name="ce1" table:formula="of:=[.A21]*[.$B$4]" office:value-type="float" office:value="0">
            <text:p>0</text:p>
          </table:table-cell>
          <table:table-cell table:style-name="ce6" table:formula="of:=IF([.O21]&lt;[.$M$7];[.$L21]*[.O21];IF([.O21]&lt;[.$N$7];[.$M21]*[.O21];[.$N21]*[.O21]))" office:value-type="currency" office:currency="USD" office:value="0">
            <text:p>$0.00</text:p>
          </table:table-cell>
          <table:table-cell table:style-name="ce7" table:formula="of:=[.R21]/[.$C$2]" office:value-type="percentage" office:value="0">
            <text:p>0.0%</text:p>
          </table:table-cell>
          <table:table-cell table:style-name="ce6" table:formula="of:=IF([.P21]&lt;[.$M$7];[.$L21]*[.P21];IF([.P21]&lt;[.$N$7];[.$M21]*[.P21];[.$N21]*[.P21]))" office:value-type="currency" office:currency="USD" office:value="0">
            <text:p>$0.00</text:p>
          </table:table-cell>
          <table:table-cell table:style-name="ce7" table:formula="of:=[.T21]/[.$C$3]" office:value-type="percentage" office:value="0">
            <text:p>0.0%</text:p>
          </table:table-cell>
          <table:table-cell table:style-name="ce6" table:formula="of:=IF([.Q21]&lt;[.$M$7];[.$L21]*[.Q21];IF([.Q21]&lt;[.$N$7];[.$M21]*[.Q21];[.$N21]*[.Q21]))" office:value-type="currency" office:currency="USD" office:value="0">
            <text:p>$0.00</text:p>
          </table:table-cell>
          <table:table-cell table:style-name="ce7" table:formula="of:=[.V21]/[.$C$4]" office:value-type="percentage" office:value="0">
            <text:p>0.0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olex</text:p>
          </table:table-cell>
          <table:table-cell office:value-type="string">
            <text:p>48037-1000</text:p>
          </table:table-cell>
          <table:table-cell office:value-type="string">
            <text:p>MOLEX-48037-NOHOLES</text:p>
          </table:table-cell>
          <table:table-cell office:value-type="string">
            <text:p>USB &amp; Firewire Connectors TYPE A RA SHLDED PLG SMT AU</text:p>
          </table:table-cell>
          <table:table-cell office:value-type="string">
            <text:p>JP23</text:p>
          </table:table-cell>
          <table:table-cell office:value-type="string">
            <text:p>USB-A-PLUG-NOHOLES</text:p>
          </table:table-cell>
          <table:table-cell/>
          <table:table-cell office:value-type="string">
            <text:p>538-48037-1000</text:p>
          </table:table-cell>
          <table:table-cell table:number-columns-repeated="2"/>
          <table:table-cell table:style-name="ce4" office:value-type="float" office:value="2.05">
            <text:p>2.0500</text:p>
          </table:table-cell>
          <table:table-cell table:style-name="ce4" office:value-type="float" office:value="1.2">
            <text:p>1.2000</text:p>
          </table:table-cell>
          <table:table-cell table:style-name="ce4" office:value-type="float" office:value="0.86">
            <text:p>0.8600</text:p>
          </table:table-cell>
          <table:table-cell table:style-name="ce1" table:formula="of:=[.A22]*[.$B$2]" office:value-type="float" office:value="1">
            <text:p>1</text:p>
          </table:table-cell>
          <table:table-cell table:style-name="ce1" table:formula="of:=[.A22]*[.$B$3]" office:value-type="float" office:value="100">
            <text:p>100</text:p>
          </table:table-cell>
          <table:table-cell table:style-name="ce1" table:formula="of:=[.A22]*[.$B$4]" office:value-type="float" office:value="1000">
            <text:p>1000</text:p>
          </table:table-cell>
          <table:table-cell table:style-name="ce6" table:formula="of:=IF([.O22]&lt;[.$M$7];[.$L22]*[.O22];IF([.O22]&lt;[.$N$7];[.$M22]*[.O22];[.$N22]*[.O22]))" office:value-type="currency" office:currency="USD" office:value="2.05">
            <text:p>$2.05</text:p>
          </table:table-cell>
          <table:table-cell table:style-name="ce7" table:formula="of:=[.R22]/[.$C$2]" office:value-type="percentage" office:value="0.0425231803190276">
            <text:p>4.3%</text:p>
          </table:table-cell>
          <table:table-cell table:style-name="ce6" table:formula="of:=IF([.P22]&lt;[.$M$7];[.$L22]*[.P22];IF([.P22]&lt;[.$N$7];[.$M22]*[.P22];[.$N22]*[.P22]))" office:value-type="currency" office:currency="USD" office:value="120">
            <text:p>$120.00</text:p>
          </table:table-cell>
          <table:table-cell table:style-name="ce7" table:formula="of:=[.T22]/[.$C$3]" office:value-type="percentage" office:value="0.0392124826403072">
            <text:p>3.9%</text:p>
          </table:table-cell>
          <table:table-cell table:style-name="ce6" table:formula="of:=IF([.Q22]&lt;[.$M$7];[.$L22]*[.Q22];IF([.Q22]&lt;[.$N$7];[.$M22]*[.Q22];[.$N22]*[.Q22]))" office:value-type="currency" office:currency="USD" office:value="860">
            <text:p>$860.00</text:p>
          </table:table-cell>
          <table:table-cell table:style-name="ce7" table:formula="of:=[.V22]/[.$C$4]" office:value-type="percentage" office:value="0.0401411474767088">
            <text:p>4.0%</text:p>
          </table:table-cell>
        </table:table-row>
        <table:table-row table:style-name="ro1" table:visibility="collapse">
          <table:table-cell office:value-type="float" office:value="0">
            <text:p>0</text:p>
          </table:table-cell>
          <table:table-cell table:number-columns-repeated="3"/>
          <table:table-cell office:value-type="string">
            <text:p>do not place</text:p>
          </table:table-cell>
          <table:table-cell office:value-type="string">
            <text:p>JP3 JP4 JP10 JP11 JP12 JP13 JP15 JP16 JP26 JP27</text:p>
          </table:table-cell>
          <table:table-cell office:value-type="string">
            <text:p>1X2</text:p>
          </table:table-cell>
          <table:table-cell table:number-columns-repeated="4"/>
          <table:table-cell table:style-name="ce4"/>
          <table:table-cell table:style-name="ce4"/>
          <table:table-cell table:style-name="ce4"/>
          <table:table-cell table:style-name="ce1" table:formula="of:=[.A23]*[.$B$2]" office:value-type="float" office:value="0">
            <text:p>0</text:p>
          </table:table-cell>
          <table:table-cell table:style-name="ce1" table:formula="of:=[.A23]*[.$B$3]" office:value-type="float" office:value="0">
            <text:p>0</text:p>
          </table:table-cell>
          <table:table-cell table:style-name="ce1" table:formula="of:=[.A23]*[.$B$4]" office:value-type="float" office:value="0">
            <text:p>0</text:p>
          </table:table-cell>
          <table:table-cell table:style-name="ce6" table:formula="of:=IF([.O23]&lt;[.$M$7];[.$L23]*[.O23];IF([.O23]&lt;[.$N$7];[.$M23]*[.O23];[.$N23]*[.O23]))" office:value-type="currency" office:currency="USD" office:value="0">
            <text:p>$0.00</text:p>
          </table:table-cell>
          <table:table-cell table:style-name="ce7" table:formula="of:=[.R23]/[.$C$2]" office:value-type="percentage" office:value="0">
            <text:p>0.0%</text:p>
          </table:table-cell>
          <table:table-cell table:style-name="ce6" table:formula="of:=IF([.P23]&lt;[.$M$7];[.$L23]*[.P23];IF([.P23]&lt;[.$N$7];[.$M23]*[.P23];[.$N23]*[.P23]))" office:value-type="currency" office:currency="USD" office:value="0">
            <text:p>$0.00</text:p>
          </table:table-cell>
          <table:table-cell table:style-name="ce7" table:formula="of:=[.T23]/[.$C$3]" office:value-type="percentage" office:value="0">
            <text:p>0.0%</text:p>
          </table:table-cell>
          <table:table-cell table:style-name="ce6" table:formula="of:=IF([.Q23]&lt;[.$M$7];[.$L23]*[.Q23];IF([.Q23]&lt;[.$N$7];[.$M23]*[.Q23];[.$N23]*[.Q23]))" office:value-type="currency" office:currency="USD" office:value="0">
            <text:p>$0.00</text:p>
          </table:table-cell>
          <table:table-cell table:style-name="ce7" table:formula="of:=[.V23]/[.$C$4]" office:value-type="percentage" office:value="0">
            <text:p>0.0%</text:p>
          </table:table-cell>
        </table:table-row>
        <table:table-row table:style-name="ro1" table:visibility="collapse">
          <table:table-cell office:value-type="float" office:value="0">
            <text:p>0</text:p>
          </table:table-cell>
          <table:table-cell table:number-columns-repeated="3"/>
          <table:table-cell office:value-type="string">
            <text:p>do not place</text:p>
          </table:table-cell>
          <table:table-cell office:value-type="string">
            <text:p>L1</text:p>
          </table:table-cell>
          <table:table-cell office:value-type="string">
            <text:p>SLF6028</text:p>
          </table:table-cell>
          <table:table-cell table:number-columns-repeated="4"/>
          <table:table-cell table:style-name="ce4"/>
          <table:table-cell table:style-name="ce4"/>
          <table:table-cell table:style-name="ce4"/>
          <table:table-cell table:style-name="ce1" table:formula="of:=[.A24]*[.$B$2]" office:value-type="float" office:value="0">
            <text:p>0</text:p>
          </table:table-cell>
          <table:table-cell table:style-name="ce1" table:formula="of:=[.A24]*[.$B$3]" office:value-type="float" office:value="0">
            <text:p>0</text:p>
          </table:table-cell>
          <table:table-cell table:style-name="ce1" table:formula="of:=[.A24]*[.$B$4]" office:value-type="float" office:value="0">
            <text:p>0</text:p>
          </table:table-cell>
          <table:table-cell table:style-name="ce6" table:formula="of:=IF([.O24]&lt;[.$M$7];[.$L24]*[.O24];IF([.O24]&lt;[.$N$7];[.$M24]*[.O24];[.$N24]*[.O24]))" office:value-type="currency" office:currency="USD" office:value="0">
            <text:p>$0.00</text:p>
          </table:table-cell>
          <table:table-cell table:style-name="ce7" table:formula="of:=[.R24]/[.$C$2]" office:value-type="percentage" office:value="0">
            <text:p>0.0%</text:p>
          </table:table-cell>
          <table:table-cell table:style-name="ce6" table:formula="of:=IF([.P24]&lt;[.$M$7];[.$L24]*[.P24];IF([.P24]&lt;[.$N$7];[.$M24]*[.P24];[.$N24]*[.P24]))" office:value-type="currency" office:currency="USD" office:value="0">
            <text:p>$0.00</text:p>
          </table:table-cell>
          <table:table-cell table:style-name="ce7" table:formula="of:=[.T24]/[.$C$3]" office:value-type="percentage" office:value="0">
            <text:p>0.0%</text:p>
          </table:table-cell>
          <table:table-cell table:style-name="ce6" table:formula="of:=IF([.Q24]&lt;[.$M$7];[.$L24]*[.Q24];IF([.Q24]&lt;[.$N$7];[.$M24]*[.Q24];[.$N24]*[.Q24]))" office:value-type="currency" office:currency="USD" office:value="0">
            <text:p>$0.00</text:p>
          </table:table-cell>
          <table:table-cell table:style-name="ce7" table:formula="of:=[.V24]/[.$C$4]" office:value-type="percentage" office:value="0">
            <text:p>0.0%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Vishay/Dale</text:p>
          </table:table-cell>
          <table:table-cell office:value-type="string">
            <text:p>CRCW06030000ZSTB</text:p>
          </table:table-cell>
          <table:table-cell office:value-type="string">
            <text:p>short</text:p>
          </table:table-cell>
          <table:table-cell office:value-type="string">
            <text:p>Jumper Resistors / Wire Bridges 1/10watt 0ohms JUMPER</text:p>
          </table:table-cell>
          <table:table-cell office:value-type="string">
            <text:p>L2</text:p>
          </table:table-cell>
          <table:table-cell office:value-type="string">
            <text:p>SMD0603</text:p>
          </table:table-cell>
          <table:table-cell/>
          <table:table-cell office:value-type="string">
            <text:p>71-CRCW0603000ZT-RT5</text:p>
          </table:table-cell>
          <table:table-cell table:number-columns-repeated="2"/>
          <table:table-cell table:style-name="ce4" office:value-type="float" office:value="0.05">
            <text:p>0.0500</text:p>
          </table:table-cell>
          <table:table-cell table:style-name="ce4" office:value-type="float" office:value="0.02">
            <text:p>0.0200</text:p>
          </table:table-cell>
          <table:table-cell table:style-name="ce4" office:value-type="float" office:value="0.01">
            <text:p>0.0100</text:p>
          </table:table-cell>
          <table:table-cell table:style-name="ce1" table:formula="of:=[.A25]*[.$B$2]" office:value-type="float" office:value="1">
            <text:p>1</text:p>
          </table:table-cell>
          <table:table-cell table:style-name="ce1" table:formula="of:=[.A25]*[.$B$3]" office:value-type="float" office:value="100">
            <text:p>100</text:p>
          </table:table-cell>
          <table:table-cell table:style-name="ce1" table:formula="of:=[.A25]*[.$B$4]" office:value-type="float" office:value="1000">
            <text:p>1000</text:p>
          </table:table-cell>
          <table:table-cell table:style-name="ce6" table:formula="of:=IF([.O25]&lt;[.$M$7];[.$L25]*[.O25];IF([.O25]&lt;[.$N$7];[.$M25]*[.O25];[.$N25]*[.O25]))" office:value-type="currency" office:currency="USD" office:value="0.05">
            <text:p>$0.05</text:p>
          </table:table-cell>
          <table:table-cell table:style-name="ce7" table:formula="of:=[.R25]/[.$C$2]" office:value-type="percentage" office:value="0.00103715073948848">
            <text:p>0.1%</text:p>
          </table:table-cell>
          <table:table-cell table:style-name="ce6" table:formula="of:=IF([.P25]&lt;[.$M$7];[.$L25]*[.P25];IF([.P25]&lt;[.$N$7];[.$M25]*[.P25];[.$N25]*[.P25]))" office:value-type="currency" office:currency="USD" office:value="2">
            <text:p>$2.00</text:p>
          </table:table-cell>
          <table:table-cell table:style-name="ce7" table:formula="of:=[.T25]/[.$C$3]" office:value-type="percentage" office:value="0.000653541377338453">
            <text:p>0.1%</text:p>
          </table:table-cell>
          <table:table-cell table:style-name="ce6" table:formula="of:=IF([.Q25]&lt;[.$M$7];[.$L25]*[.Q25];IF([.Q25]&lt;[.$N$7];[.$M25]*[.Q25];[.$N25]*[.Q25]))" office:value-type="currency" office:currency="USD" office:value="10">
            <text:p>$10.00</text:p>
          </table:table-cell>
          <table:table-cell table:style-name="ce7" table:formula="of:=[.V25]/[.$C$4]" office:value-type="percentage" office:value="0.00046675752879894">
            <text:p>0.0%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BRACON</text:p>
          </table:table-cell>
          <table:table-cell office:value-type="string">
            <text:p>ABLS2-12.000MHZ-D4Y-T</text:p>
          </table:table-cell>
          <table:table-cell office:value-type="string">
            <text:p>12MHz</text:p>
          </table:table-cell>
          <table:table-cell office:value-type="string">
            <text:p>12MHz xtal 18pF</text:p>
          </table:table-cell>
          <table:table-cell office:value-type="string">
            <text:p>Q1</text:p>
          </table:table-cell>
          <table:table-cell office:value-type="string">
            <text:p>SM49</text:p>
          </table:table-cell>
          <table:table-cell/>
          <table:table-cell office:value-type="string">
            <text:p>815-ABLS2-12-D4Y-T</text:p>
          </table:table-cell>
          <table:table-cell table:number-columns-repeated="2"/>
          <table:table-cell table:style-name="ce5" office:value-type="float" office:value="0.63">
            <text:p>0.6300</text:p>
          </table:table-cell>
          <table:table-cell table:style-name="ce5" office:value-type="float" office:value="0.38">
            <text:p>0.3800</text:p>
          </table:table-cell>
          <table:table-cell table:style-name="ce5" office:value-type="float" office:value="0.238">
            <text:p>0.2380</text:p>
          </table:table-cell>
          <table:table-cell table:style-name="ce1" table:formula="of:=[.A26]*[.$B$2]" office:value-type="float" office:value="1">
            <text:p>1</text:p>
          </table:table-cell>
          <table:table-cell table:style-name="ce1" table:formula="of:=[.A26]*[.$B$3]" office:value-type="float" office:value="100">
            <text:p>100</text:p>
          </table:table-cell>
          <table:table-cell table:style-name="ce1" table:formula="of:=[.A26]*[.$B$4]" office:value-type="float" office:value="1000">
            <text:p>1000</text:p>
          </table:table-cell>
          <table:table-cell table:style-name="ce6" table:formula="of:=IF([.O26]&lt;[.$M$7];[.$L26]*[.O26];IF([.O26]&lt;[.$N$7];[.$M26]*[.O26];[.$N26]*[.O26]))" office:value-type="currency" office:currency="USD" office:value="0.63">
            <text:p>$0.63</text:p>
          </table:table-cell>
          <table:table-cell table:style-name="ce7" table:formula="of:=[.R26]/[.$C$2]" office:value-type="percentage" office:value="0.0130680993175548">
            <text:p>1.3%</text:p>
          </table:table-cell>
          <table:table-cell table:style-name="ce6" table:formula="of:=IF([.P26]&lt;[.$M$7];[.$L26]*[.P26];IF([.P26]&lt;[.$N$7];[.$M26]*[.P26];[.$N26]*[.P26]))" office:value-type="currency" office:currency="USD" office:value="38">
            <text:p>$38.00</text:p>
          </table:table-cell>
          <table:table-cell table:style-name="ce7" table:formula="of:=[.T26]/[.$C$3]" office:value-type="percentage" office:value="0.0124172861694306">
            <text:p>1.2%</text:p>
          </table:table-cell>
          <table:table-cell table:style-name="ce6" table:formula="of:=IF([.Q26]&lt;[.$M$7];[.$L26]*[.Q26];IF([.Q26]&lt;[.$N$7];[.$M26]*[.Q26];[.$N26]*[.Q26]))" office:value-type="currency" office:currency="USD" office:value="238">
            <text:p>$238.00</text:p>
          </table:table-cell>
          <table:table-cell table:style-name="ce7" table:formula="of:=[.V26]/[.$C$4]" office:value-type="percentage" office:value="0.0111088291854148">
            <text:p>1.1%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bracon Corporation</text:p>
          </table:table-cell>
          <table:table-cell office:value-type="string">
            <text:p>ABLS-24.000MHZ-D-R60-1-W-T</text:p>
          </table:table-cell>
          <table:table-cell office:value-type="string">
            <text:p>24MHz 10ppm</text:p>
          </table:table-cell>
          <table:table-cell office:value-type="string">
            <text:p>24MHz xtal 10ppm</text:p>
          </table:table-cell>
          <table:table-cell office:value-type="string">
            <text:p>Q2</text:p>
          </table:table-cell>
          <table:table-cell office:value-type="string">
            <text:p>SM49</text:p>
          </table:table-cell>
          <table:table-cell office:value-type="string">
            <text:p>535-9701-1-ND</text:p>
          </table:table-cell>
          <table:table-cell table:number-columns-repeated="3"/>
          <table:table-cell table:style-name="ce5" office:value-type="float" office:value="0.94">
            <text:p>0.9400</text:p>
          </table:table-cell>
          <table:table-cell table:style-name="ce5" office:value-type="float" office:value="0.5625">
            <text:p>0.5625</text:p>
          </table:table-cell>
          <table:table-cell table:style-name="ce5" office:value-type="float" office:value="0.475">
            <text:p>0.4750</text:p>
          </table:table-cell>
          <table:table-cell table:style-name="ce1" table:formula="of:=[.A27]*[.$B$2]" office:value-type="float" office:value="1">
            <text:p>1</text:p>
          </table:table-cell>
          <table:table-cell table:style-name="ce1" table:formula="of:=[.A27]*[.$B$3]" office:value-type="float" office:value="100">
            <text:p>100</text:p>
          </table:table-cell>
          <table:table-cell table:style-name="ce1" table:formula="of:=[.A27]*[.$B$4]" office:value-type="float" office:value="1000">
            <text:p>1000</text:p>
          </table:table-cell>
          <table:table-cell table:style-name="ce6" table:formula="of:=IF([.O27]&lt;[.$M$7];[.$L27]*[.O27];IF([.O27]&lt;[.$N$7];[.$M27]*[.O27];[.$N27]*[.O27]))" office:value-type="currency" office:currency="USD" office:value="0.94">
            <text:p>$0.94</text:p>
          </table:table-cell>
          <table:table-cell table:style-name="ce7" table:formula="of:=[.R27]/[.$C$2]" office:value-type="percentage" office:value="0.0194984339023834">
            <text:p>1.9%</text:p>
          </table:table-cell>
          <table:table-cell table:style-name="ce6" table:formula="of:=IF([.P27]&lt;[.$M$7];[.$L27]*[.P27];IF([.P27]&lt;[.$N$7];[.$M27]*[.P27];[.$N27]*[.P27]))" office:value-type="currency" office:currency="USD" office:value="56.25">
            <text:p>$56.25</text:p>
          </table:table-cell>
          <table:table-cell table:style-name="ce7" table:formula="of:=[.T27]/[.$C$3]" office:value-type="percentage" office:value="0.018380851237644">
            <text:p>1.8%</text:p>
          </table:table-cell>
          <table:table-cell table:style-name="ce6" table:formula="of:=IF([.Q27]&lt;[.$M$7];[.$L27]*[.Q27];IF([.Q27]&lt;[.$N$7];[.$M27]*[.Q27];[.$N27]*[.Q27]))" office:value-type="currency" office:currency="USD" office:value="475">
            <text:p>$475.00</text:p>
          </table:table-cell>
          <table:table-cell table:style-name="ce7" table:formula="of:=[.V27]/[.$C$4]" office:value-type="percentage" office:value="0.0221709826179496">
            <text:p>2.2%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ingbright</text:p>
          </table:table-cell>
          <table:table-cell office:value-type="string">
            <text:p>APT1608SRCPRV</text:p>
          </table:table-cell>
          <table:table-cell office:value-type="string">
            <text:p>RED</text:p>
          </table:table-cell>
          <table:table-cell office:value-type="string">
            <text:p>Standard LED - SMD RED WATER CLEAR</text:p>
          </table:table-cell>
          <table:table-cell office:value-type="string">
            <text:p>Q3</text:p>
          </table:table-cell>
          <table:table-cell office:value-type="string">
            <text:p>LED0603</text:p>
          </table:table-cell>
          <table:table-cell/>
          <table:table-cell office:value-type="string">
            <text:p>604-APT1608SRCPRV</text:p>
          </table:table-cell>
          <table:table-cell table:number-columns-repeated="2"/>
          <table:table-cell table:style-name="ce5" office:value-type="float" office:value="0.13">
            <text:p>0.1300</text:p>
          </table:table-cell>
          <table:table-cell table:style-name="ce5" office:value-type="float" office:value="0.071">
            <text:p>0.0710</text:p>
          </table:table-cell>
          <table:table-cell table:style-name="ce5" office:value-type="float" office:value="0.049">
            <text:p>0.0490</text:p>
          </table:table-cell>
          <table:table-cell table:style-name="ce1" table:formula="of:=[.A28]*[.$B$2]" office:value-type="float" office:value="1">
            <text:p>1</text:p>
          </table:table-cell>
          <table:table-cell table:style-name="ce1" table:formula="of:=[.A28]*[.$B$3]" office:value-type="float" office:value="100">
            <text:p>100</text:p>
          </table:table-cell>
          <table:table-cell table:style-name="ce1" table:formula="of:=[.A28]*[.$B$4]" office:value-type="float" office:value="1000">
            <text:p>1000</text:p>
          </table:table-cell>
          <table:table-cell table:style-name="ce6" table:formula="of:=IF([.O28]&lt;[.$M$7];[.$L28]*[.O28];IF([.O28]&lt;[.$N$7];[.$M28]*[.O28];[.$N28]*[.O28]))" office:value-type="currency" office:currency="USD" office:value="0.13">
            <text:p>$0.13</text:p>
          </table:table-cell>
          <table:table-cell table:style-name="ce7" table:formula="of:=[.R28]/[.$C$2]" office:value-type="percentage" office:value="0.00269659192267004">
            <text:p>0.3%</text:p>
          </table:table-cell>
          <table:table-cell table:style-name="ce6" table:formula="of:=IF([.P28]&lt;[.$M$7];[.$L28]*[.P28];IF([.P28]&lt;[.$N$7];[.$M28]*[.P28];[.$N28]*[.P28]))" office:value-type="currency" office:currency="USD" office:value="7.1">
            <text:p>$7.10</text:p>
          </table:table-cell>
          <table:table-cell table:style-name="ce7" table:formula="of:=[.T28]/[.$C$3]" office:value-type="percentage" office:value="0.00232007188955151">
            <text:p>0.2%</text:p>
          </table:table-cell>
          <table:table-cell table:style-name="ce6" table:formula="of:=IF([.Q28]&lt;[.$M$7];[.$L28]*[.Q28];IF([.Q28]&lt;[.$N$7];[.$M28]*[.Q28];[.$N28]*[.Q28]))" office:value-type="currency" office:currency="USD" office:value="49">
            <text:p>$49.00</text:p>
          </table:table-cell>
          <table:table-cell table:style-name="ce7" table:formula="of:=[.V28]/[.$C$4]" office:value-type="percentage" office:value="0.0022871118911148">
            <text:p>0.2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te-On Inc</text:p>
          </table:table-cell>
          <table:table-cell office:value-type="string">
            <text:p>LTST-C190KGKT</text:p>
          </table:table-cell>
          <table:table-cell office:value-type="string">
            <text:p>GREEN</text:p>
          </table:table-cell>
          <table:table-cell office:value-type="string">
            <text:p>LED GREEN CLEAR 0603 SMD</text:p>
          </table:table-cell>
          <table:table-cell office:value-type="string">
            <text:p>Q4</text:p>
          </table:table-cell>
          <table:table-cell office:value-type="string">
            <text:p>LED0603</text:p>
          </table:table-cell>
          <table:table-cell office:value-type="string">
            <text:p>160-1435-1-ND</text:p>
          </table:table-cell>
          <table:table-cell table:number-columns-repeated="3"/>
          <table:table-cell table:style-name="ce5" office:value-type="float" office:value="0.12">
            <text:p>0.1200</text:p>
          </table:table-cell>
          <table:table-cell table:style-name="ce5" office:value-type="float" office:value="0.0725">
            <text:p>0.0725</text:p>
          </table:table-cell>
          <table:table-cell table:style-name="ce5" office:value-type="float" office:value="0.058">
            <text:p>0.0580</text:p>
          </table:table-cell>
          <table:table-cell table:style-name="ce1" table:formula="of:=[.A29]*[.$B$2]" office:value-type="float" office:value="1">
            <text:p>1</text:p>
          </table:table-cell>
          <table:table-cell table:style-name="ce1" table:formula="of:=[.A29]*[.$B$3]" office:value-type="float" office:value="100">
            <text:p>100</text:p>
          </table:table-cell>
          <table:table-cell table:style-name="ce1" table:formula="of:=[.A29]*[.$B$4]" office:value-type="float" office:value="1000">
            <text:p>1000</text:p>
          </table:table-cell>
          <table:table-cell table:style-name="ce6" table:formula="of:=IF([.O29]&lt;[.$M$7];[.$L29]*[.O29];IF([.O29]&lt;[.$N$7];[.$M29]*[.O29];[.$N29]*[.O29]))" office:value-type="currency" office:currency="USD" office:value="0.12">
            <text:p>$0.12</text:p>
          </table:table-cell>
          <table:table-cell table:style-name="ce7" table:formula="of:=[.R29]/[.$C$2]" office:value-type="percentage" office:value="0.00248916177477235">
            <text:p>0.2%</text:p>
          </table:table-cell>
          <table:table-cell table:style-name="ce6" table:formula="of:=IF([.P29]&lt;[.$M$7];[.$L29]*[.P29];IF([.P29]&lt;[.$N$7];[.$M29]*[.P29];[.$N29]*[.P29]))" office:value-type="currency" office:currency="USD" office:value="7.25">
            <text:p>$7.25</text:p>
          </table:table-cell>
          <table:table-cell table:style-name="ce7" table:formula="of:=[.T29]/[.$C$3]" office:value-type="percentage" office:value="0.00236908749285189">
            <text:p>0.2%</text:p>
          </table:table-cell>
          <table:table-cell table:style-name="ce6" table:formula="of:=IF([.Q29]&lt;[.$M$7];[.$L29]*[.Q29];IF([.Q29]&lt;[.$N$7];[.$M29]*[.Q29];[.$N29]*[.Q29]))" office:value-type="currency" office:currency="USD" office:value="58">
            <text:p>$58.00</text:p>
          </table:table-cell>
          <table:table-cell table:style-name="ce7" table:formula="of:=[.V29]/[.$C$4]" office:value-type="percentage" office:value="0.00270719366703385">
            <text:p>0.3%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Xicon</text:p>
          </table:table-cell>
          <table:table-cell office:value-type="string">
            <text:p>302-8.06K-RC</text:p>
          </table:table-cell>
          <table:table-cell office:value-type="string">
            <text:p>8.06k</text:p>
          </table:table-cell>
          <table:table-cell office:value-type="string">
            <text:p>Thick Film Resistors 1/10WATT 8.06KOHMS</text:p>
          </table:table-cell>
          <table:table-cell office:value-type="string">
            <text:p>R1</text:p>
          </table:table-cell>
          <table:table-cell office:value-type="string">
            <text:p>SMD0603</text:p>
          </table:table-cell>
          <table:table-cell/>
          <table:table-cell office:value-type="string">
            <text:p>302-8.06K-RC</text:p>
          </table:table-cell>
          <table:table-cell table:number-columns-repeated="2"/>
          <table:table-cell table:style-name="ce5" office:value-type="float" office:value="0.04">
            <text:p>0.0400</text:p>
          </table:table-cell>
          <table:table-cell table:style-name="ce5" office:value-type="float" office:value="0.025">
            <text:p>0.0250</text:p>
          </table:table-cell>
          <table:table-cell table:style-name="ce5" office:value-type="float" office:value="0.014">
            <text:p>0.0140</text:p>
          </table:table-cell>
          <table:table-cell table:style-name="ce1" table:formula="of:=[.A30]*[.$B$2]" office:value-type="float" office:value="1">
            <text:p>1</text:p>
          </table:table-cell>
          <table:table-cell table:style-name="ce1" table:formula="of:=[.A30]*[.$B$3]" office:value-type="float" office:value="100">
            <text:p>100</text:p>
          </table:table-cell>
          <table:table-cell table:style-name="ce1" table:formula="of:=[.A30]*[.$B$4]" office:value-type="float" office:value="1000">
            <text:p>1000</text:p>
          </table:table-cell>
          <table:table-cell table:style-name="ce6" table:formula="of:=IF([.O30]&lt;[.$M$7];[.$L30]*[.O30];IF([.O30]&lt;[.$N$7];[.$M30]*[.O30];[.$N30]*[.O30]))" office:value-type="currency" office:currency="USD" office:value="0.04">
            <text:p>$0.04</text:p>
          </table:table-cell>
          <table:table-cell table:style-name="ce7" table:formula="of:=[.R30]/[.$C$2]" office:value-type="percentage" office:value="0.000829720591590782">
            <text:p>0.1%</text:p>
          </table:table-cell>
          <table:table-cell table:style-name="ce6" table:formula="of:=IF([.P30]&lt;[.$M$7];[.$L30]*[.P30];IF([.P30]&lt;[.$N$7];[.$M30]*[.P30];[.$N30]*[.P30]))" office:value-type="currency" office:currency="USD" office:value="2.5">
            <text:p>$2.50</text:p>
          </table:table-cell>
          <table:table-cell table:style-name="ce7" table:formula="of:=[.T30]/[.$C$3]" office:value-type="percentage" office:value="0.000816926721673066">
            <text:p>0.1%</text:p>
          </table:table-cell>
          <table:table-cell table:style-name="ce6" table:formula="of:=IF([.Q30]&lt;[.$M$7];[.$L30]*[.Q30];IF([.Q30]&lt;[.$N$7];[.$M30]*[.Q30];[.$N30]*[.Q30]))" office:value-type="currency" office:currency="USD" office:value="14">
            <text:p>$14.00</text:p>
          </table:table-cell>
          <table:table-cell table:style-name="ce7" table:formula="of:=[.V30]/[.$C$4]" office:value-type="percentage" office:value="0.000653460540318515">
            <text:p>0.1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urns</text:p>
          </table:table-cell>
          <table:table-cell office:value-type="string">
            <text:p>CR0603-JW-102GLF</text:p>
          </table:table-cell>
          <table:table-cell office:value-type="string">
            <text:p>1k</text:p>
          </table:table-cell>
          <table:table-cell office:value-type="string">
            <text:p>Thick Film Resistors 1KOHM 1/10WATT 5%</text:p>
          </table:table-cell>
          <table:table-cell office:value-type="string">
            <text:p>R10 R13</text:p>
          </table:table-cell>
          <table:table-cell office:value-type="string">
            <text:p>SMD0603</text:p>
          </table:table-cell>
          <table:table-cell/>
          <table:table-cell office:value-type="string">
            <text:p>652-CR0603-JW-102GLF</text:p>
          </table:table-cell>
          <table:table-cell table:number-columns-repeated="2"/>
          <table:table-cell table:style-name="ce5" office:value-type="float" office:value="0.03">
            <text:p>0.0300</text:p>
          </table:table-cell>
          <table:table-cell table:style-name="ce5" office:value-type="float" office:value="0.02">
            <text:p>0.0200</text:p>
          </table:table-cell>
          <table:table-cell table:style-name="ce5" office:value-type="float" office:value="0.015">
            <text:p>0.0150</text:p>
          </table:table-cell>
          <table:table-cell table:style-name="ce1" table:formula="of:=[.A31]*[.$B$2]" office:value-type="float" office:value="2">
            <text:p>2</text:p>
          </table:table-cell>
          <table:table-cell table:style-name="ce1" table:formula="of:=[.A31]*[.$B$3]" office:value-type="float" office:value="200">
            <text:p>200</text:p>
          </table:table-cell>
          <table:table-cell table:style-name="ce1" table:formula="of:=[.A31]*[.$B$4]" office:value-type="float" office:value="2000">
            <text:p>2000</text:p>
          </table:table-cell>
          <table:table-cell table:style-name="ce6" table:formula="of:=IF([.O31]&lt;[.$M$7];[.$L31]*[.O31];IF([.O31]&lt;[.$N$7];[.$M31]*[.O31];[.$N31]*[.O31]))" office:value-type="currency" office:currency="USD" office:value="0.06">
            <text:p>$0.06</text:p>
          </table:table-cell>
          <table:table-cell table:style-name="ce7" table:formula="of:=[.R31]/[.$C$2]" office:value-type="percentage" office:value="0.00124458088738617">
            <text:p>0.1%</text:p>
          </table:table-cell>
          <table:table-cell table:style-name="ce6" table:formula="of:=IF([.P31]&lt;[.$M$7];[.$L31]*[.P31];IF([.P31]&lt;[.$N$7];[.$M31]*[.P31];[.$N31]*[.P31]))" office:value-type="currency" office:currency="USD" office:value="4">
            <text:p>$4.00</text:p>
          </table:table-cell>
          <table:table-cell table:style-name="ce7" table:formula="of:=[.T31]/[.$C$3]" office:value-type="percentage" office:value="0.00130708275467691">
            <text:p>0.1%</text:p>
          </table:table-cell>
          <table:table-cell table:style-name="ce6" table:formula="of:=IF([.Q31]&lt;[.$M$7];[.$L31]*[.Q31];IF([.Q31]&lt;[.$N$7];[.$M31]*[.Q31];[.$N31]*[.Q31]))" office:value-type="currency" office:currency="USD" office:value="30">
            <text:p>$30.00</text:p>
          </table:table-cell>
          <table:table-cell table:style-name="ce7" table:formula="of:=[.V31]/[.$C$4]" office:value-type="percentage" office:value="0.00140027258639682">
            <text:p>0.1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urns</text:p>
          </table:table-cell>
          <table:table-cell office:value-type="string">
            <text:p>CR0603-JW-221GLF</text:p>
          </table:table-cell>
          <table:table-cell office:value-type="float" office:value="220">
            <text:p>220</text:p>
          </table:table-cell>
          <table:table-cell office:value-type="string">
            <text:p>Thick Film Resistors 220OHM 1/10WATT 5%</text:p>
          </table:table-cell>
          <table:table-cell office:value-type="string">
            <text:p>R11</text:p>
          </table:table-cell>
          <table:table-cell office:value-type="string">
            <text:p>SMD0603</text:p>
          </table:table-cell>
          <table:table-cell/>
          <table:table-cell office:value-type="string">
            <text:p>652-CR0603-JW-221GLF</text:p>
          </table:table-cell>
          <table:table-cell table:number-columns-repeated="2"/>
          <table:table-cell table:style-name="ce5" office:value-type="float" office:value="0.03">
            <text:p>0.0300</text:p>
          </table:table-cell>
          <table:table-cell table:style-name="ce5" office:value-type="float" office:value="0.02">
            <text:p>0.0200</text:p>
          </table:table-cell>
          <table:table-cell table:style-name="ce5" office:value-type="float" office:value="0.015">
            <text:p>0.0150</text:p>
          </table:table-cell>
          <table:table-cell table:style-name="ce1" table:formula="of:=[.A32]*[.$B$2]" office:value-type="float" office:value="1">
            <text:p>1</text:p>
          </table:table-cell>
          <table:table-cell table:style-name="ce1" table:formula="of:=[.A32]*[.$B$3]" office:value-type="float" office:value="100">
            <text:p>100</text:p>
          </table:table-cell>
          <table:table-cell table:style-name="ce1" table:formula="of:=[.A32]*[.$B$4]" office:value-type="float" office:value="1000">
            <text:p>1000</text:p>
          </table:table-cell>
          <table:table-cell table:style-name="ce6" table:formula="of:=IF([.O32]&lt;[.$M$7];[.$L32]*[.O32];IF([.O32]&lt;[.$N$7];[.$M32]*[.O32];[.$N32]*[.O32]))" office:value-type="currency" office:currency="USD" office:value="0.03">
            <text:p>$0.03</text:p>
          </table:table-cell>
          <table:table-cell table:style-name="ce7" table:formula="of:=[.R32]/[.$C$2]" office:value-type="percentage" office:value="0.000622290443693086">
            <text:p>0.1%</text:p>
          </table:table-cell>
          <table:table-cell table:style-name="ce6" table:formula="of:=IF([.P32]&lt;[.$M$7];[.$L32]*[.P32];IF([.P32]&lt;[.$N$7];[.$M32]*[.P32];[.$N32]*[.P32]))" office:value-type="currency" office:currency="USD" office:value="2">
            <text:p>$2.00</text:p>
          </table:table-cell>
          <table:table-cell table:style-name="ce7" table:formula="of:=[.T32]/[.$C$3]" office:value-type="percentage" office:value="0.000653541377338453">
            <text:p>0.1%</text:p>
          </table:table-cell>
          <table:table-cell table:style-name="ce6" table:formula="of:=IF([.Q32]&lt;[.$M$7];[.$L32]*[.Q32];IF([.Q32]&lt;[.$N$7];[.$M32]*[.Q32];[.$N32]*[.Q32]))" office:value-type="currency" office:currency="USD" office:value="15">
            <text:p>$15.00</text:p>
          </table:table-cell>
          <table:table-cell table:style-name="ce7" table:formula="of:=[.V32]/[.$C$4]" office:value-type="percentage" office:value="0.000700136293198409">
            <text:p>0.1%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Xicon</text:p>
          </table:table-cell>
          <table:table-cell office:value-type="string">
            <text:p>301-120-RC</text:p>
          </table:table-cell>
          <table:table-cell office:value-type="float" office:value="120">
            <text:p>120</text:p>
          </table:table-cell>
          <table:table-cell office:value-type="string">
            <text:p>Thick Film Resistors 1/16WATT 120OHMS</text:p>
          </table:table-cell>
          <table:table-cell office:value-type="string">
            <text:p>R12</text:p>
          </table:table-cell>
          <table:table-cell office:value-type="string">
            <text:p>SMD0603</text:p>
          </table:table-cell>
          <table:table-cell/>
          <table:table-cell office:value-type="string">
            <text:p>301-120-RC</text:p>
          </table:table-cell>
          <table:table-cell table:number-columns-repeated="2"/>
          <table:table-cell table:style-name="ce5" office:value-type="float" office:value="0.04">
            <text:p>0.0400</text:p>
          </table:table-cell>
          <table:table-cell table:style-name="ce5" office:value-type="float" office:value="0.024">
            <text:p>0.0240</text:p>
          </table:table-cell>
          <table:table-cell table:style-name="ce5" office:value-type="float" office:value="0.016">
            <text:p>0.0160</text:p>
          </table:table-cell>
          <table:table-cell table:style-name="ce1" table:formula="of:=[.A33]*[.$B$2]" office:value-type="float" office:value="1">
            <text:p>1</text:p>
          </table:table-cell>
          <table:table-cell table:style-name="ce1" table:formula="of:=[.A33]*[.$B$3]" office:value-type="float" office:value="100">
            <text:p>100</text:p>
          </table:table-cell>
          <table:table-cell table:style-name="ce1" table:formula="of:=[.A33]*[.$B$4]" office:value-type="float" office:value="1000">
            <text:p>1000</text:p>
          </table:table-cell>
          <table:table-cell table:style-name="ce6" table:formula="of:=IF([.O33]&lt;[.$M$7];[.$L33]*[.O33];IF([.O33]&lt;[.$N$7];[.$M33]*[.O33];[.$N33]*[.O33]))" office:value-type="currency" office:currency="USD" office:value="0.04">
            <text:p>$0.04</text:p>
          </table:table-cell>
          <table:table-cell table:style-name="ce7" table:formula="of:=[.R33]/[.$C$2]" office:value-type="percentage" office:value="0.000829720591590782">
            <text:p>0.1%</text:p>
          </table:table-cell>
          <table:table-cell table:style-name="ce6" table:formula="of:=IF([.P33]&lt;[.$M$7];[.$L33]*[.P33];IF([.P33]&lt;[.$N$7];[.$M33]*[.P33];[.$N33]*[.P33]))" office:value-type="currency" office:currency="USD" office:value="2.4">
            <text:p>$2.40</text:p>
          </table:table-cell>
          <table:table-cell table:style-name="ce7" table:formula="of:=[.T33]/[.$C$3]" office:value-type="percentage" office:value="0.000784249652806143">
            <text:p>0.1%</text:p>
          </table:table-cell>
          <table:table-cell table:style-name="ce6" table:formula="of:=IF([.Q33]&lt;[.$M$7];[.$L33]*[.Q33];IF([.Q33]&lt;[.$N$7];[.$M33]*[.Q33];[.$N33]*[.Q33]))" office:value-type="currency" office:currency="USD" office:value="16">
            <text:p>$16.00</text:p>
          </table:table-cell>
          <table:table-cell table:style-name="ce7" table:formula="of:=[.V33]/[.$C$4]" office:value-type="percentage" office:value="0.000746812046078303">
            <text:p>0.1%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Vishay/Dale</text:p>
          </table:table-cell>
          <table:table-cell office:value-type="string">
            <text:p>CRCW06031K02FKTA</text:p>
          </table:table-cell>
          <table:table-cell office:value-type="string">
            <text:p>1.02k</text:p>
          </table:table-cell>
          <table:table-cell office:value-type="string">
            <text:p>Thick Film Resistors 1/10watt 1.02Kohms 1%</text:p>
          </table:table-cell>
          <table:table-cell office:value-type="string">
            <text:p>R2</text:p>
          </table:table-cell>
          <table:table-cell office:value-type="string">
            <text:p>SMD0603</text:p>
          </table:table-cell>
          <table:table-cell/>
          <table:table-cell office:value-type="string">
            <text:p>71-CRCW0603-1.02K</text:p>
          </table:table-cell>
          <table:table-cell table:number-columns-repeated="2"/>
          <table:table-cell table:style-name="ce5" office:value-type="float" office:value="0.05">
            <text:p>0.0500</text:p>
          </table:table-cell>
          <table:table-cell table:style-name="ce5" office:value-type="float" office:value="0.02">
            <text:p>0.0200</text:p>
          </table:table-cell>
          <table:table-cell table:style-name="ce5" office:value-type="float" office:value="0.01">
            <text:p>0.0100</text:p>
          </table:table-cell>
          <table:table-cell table:style-name="ce1" table:formula="of:=[.A34]*[.$B$2]" office:value-type="float" office:value="1">
            <text:p>1</text:p>
          </table:table-cell>
          <table:table-cell table:style-name="ce1" table:formula="of:=[.A34]*[.$B$3]" office:value-type="float" office:value="100">
            <text:p>100</text:p>
          </table:table-cell>
          <table:table-cell table:style-name="ce1" table:formula="of:=[.A34]*[.$B$4]" office:value-type="float" office:value="1000">
            <text:p>1000</text:p>
          </table:table-cell>
          <table:table-cell table:style-name="ce6" table:formula="of:=IF([.O34]&lt;[.$M$7];[.$L34]*[.O34];IF([.O34]&lt;[.$N$7];[.$M34]*[.O34];[.$N34]*[.O34]))" office:value-type="currency" office:currency="USD" office:value="0.05">
            <text:p>$0.05</text:p>
          </table:table-cell>
          <table:table-cell table:style-name="ce7" table:formula="of:=[.R34]/[.$C$2]" office:value-type="percentage" office:value="0.00103715073948848">
            <text:p>0.1%</text:p>
          </table:table-cell>
          <table:table-cell table:style-name="ce6" table:formula="of:=IF([.P34]&lt;[.$M$7];[.$L34]*[.P34];IF([.P34]&lt;[.$N$7];[.$M34]*[.P34];[.$N34]*[.P34]))" office:value-type="currency" office:currency="USD" office:value="2">
            <text:p>$2.00</text:p>
          </table:table-cell>
          <table:table-cell table:style-name="ce7" table:formula="of:=[.T34]/[.$C$3]" office:value-type="percentage" office:value="0.000653541377338453">
            <text:p>0.1%</text:p>
          </table:table-cell>
          <table:table-cell table:style-name="ce6" table:formula="of:=IF([.Q34]&lt;[.$M$7];[.$L34]*[.Q34];IF([.Q34]&lt;[.$N$7];[.$M34]*[.Q34];[.$N34]*[.Q34]))" office:value-type="currency" office:currency="USD" office:value="10">
            <text:p>$10.00</text:p>
          </table:table-cell>
          <table:table-cell table:style-name="ce7" table:formula="of:=[.V34]/[.$C$4]" office:value-type="percentage" office:value="0.00046675752879894">
            <text:p>0.0%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Xicon</text:p>
          </table:table-cell>
          <table:table-cell office:value-type="string">
            <text:p>302-15K-RC</text:p>
          </table:table-cell>
          <table:table-cell office:value-type="string">
            <text:p>15.0k</text:p>
          </table:table-cell>
          <table:table-cell office:value-type="string">
            <text:p>Thick Film Resistors 1/10WATT 15KOHMS</text:p>
          </table:table-cell>
          <table:table-cell office:value-type="string">
            <text:p>R3</text:p>
          </table:table-cell>
          <table:table-cell office:value-type="string">
            <text:p>SMD0603</text:p>
          </table:table-cell>
          <table:table-cell/>
          <table:table-cell office:value-type="string">
            <text:p>302-15K-RC</text:p>
          </table:table-cell>
          <table:table-cell table:number-columns-repeated="2"/>
          <table:table-cell table:style-name="ce5" office:value-type="float" office:value="0.04">
            <text:p>0.0400</text:p>
          </table:table-cell>
          <table:table-cell table:style-name="ce5" office:value-type="float" office:value="0.025">
            <text:p>0.0250</text:p>
          </table:table-cell>
          <table:table-cell table:style-name="ce5" office:value-type="float" office:value="0.014">
            <text:p>0.0140</text:p>
          </table:table-cell>
          <table:table-cell table:style-name="ce1" table:formula="of:=[.A35]*[.$B$2]" office:value-type="float" office:value="1">
            <text:p>1</text:p>
          </table:table-cell>
          <table:table-cell table:style-name="ce1" table:formula="of:=[.A35]*[.$B$3]" office:value-type="float" office:value="100">
            <text:p>100</text:p>
          </table:table-cell>
          <table:table-cell table:style-name="ce1" table:formula="of:=[.A35]*[.$B$4]" office:value-type="float" office:value="1000">
            <text:p>1000</text:p>
          </table:table-cell>
          <table:table-cell table:style-name="ce6" table:formula="of:=IF([.O35]&lt;[.$M$7];[.$L35]*[.O35];IF([.O35]&lt;[.$N$7];[.$M35]*[.O35];[.$N35]*[.O35]))" office:value-type="currency" office:currency="USD" office:value="0.04">
            <text:p>$0.04</text:p>
          </table:table-cell>
          <table:table-cell table:style-name="ce7" table:formula="of:=[.R35]/[.$C$2]" office:value-type="percentage" office:value="0.000829720591590782">
            <text:p>0.1%</text:p>
          </table:table-cell>
          <table:table-cell table:style-name="ce6" table:formula="of:=IF([.P35]&lt;[.$M$7];[.$L35]*[.P35];IF([.P35]&lt;[.$N$7];[.$M35]*[.P35];[.$N35]*[.P35]))" office:value-type="currency" office:currency="USD" office:value="2.5">
            <text:p>$2.50</text:p>
          </table:table-cell>
          <table:table-cell table:style-name="ce7" table:formula="of:=[.T35]/[.$C$3]" office:value-type="percentage" office:value="0.000816926721673066">
            <text:p>0.1%</text:p>
          </table:table-cell>
          <table:table-cell table:style-name="ce6" table:formula="of:=IF([.Q35]&lt;[.$M$7];[.$L35]*[.Q35];IF([.Q35]&lt;[.$N$7];[.$M35]*[.Q35];[.$N35]*[.Q35]))" office:value-type="currency" office:currency="USD" office:value="14">
            <text:p>$14.00</text:p>
          </table:table-cell>
          <table:table-cell table:style-name="ce7" table:formula="of:=[.V35]/[.$C$4]" office:value-type="percentage" office:value="0.000653460540318515">
            <text:p>0.1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OA Speer</text:p>
          </table:table-cell>
          <table:table-cell office:value-type="string">
            <text:p>RK73B1JTTD563J</text:p>
          </table:table-cell>
          <table:table-cell office:value-type="string">
            <text:p>56k</text:p>
          </table:table-cell>
          <table:table-cell office:value-type="string">
            <text:p>Thick Film Resistors 1/10watts 56Kohms 5%</text:p>
          </table:table-cell>
          <table:table-cell office:value-type="string">
            <text:p>R4 R9</text:p>
          </table:table-cell>
          <table:table-cell office:value-type="string">
            <text:p>SMD0603</text:p>
          </table:table-cell>
          <table:table-cell/>
          <table:table-cell office:value-type="string">
            <text:p>660-RK73B1JTTD563J</text:p>
          </table:table-cell>
          <table:table-cell table:number-columns-repeated="2"/>
          <table:table-cell table:style-name="ce5" office:value-type="float" office:value="0.06">
            <text:p>0.0600</text:p>
          </table:table-cell>
          <table:table-cell table:style-name="ce5" office:value-type="float" office:value="0.02">
            <text:p>0.0200</text:p>
          </table:table-cell>
          <table:table-cell table:style-name="ce5" office:value-type="float" office:value="0.016">
            <text:p>0.0160</text:p>
          </table:table-cell>
          <table:table-cell table:style-name="ce1" table:formula="of:=[.A36]*[.$B$2]" office:value-type="float" office:value="2">
            <text:p>2</text:p>
          </table:table-cell>
          <table:table-cell table:style-name="ce1" table:formula="of:=[.A36]*[.$B$3]" office:value-type="float" office:value="200">
            <text:p>200</text:p>
          </table:table-cell>
          <table:table-cell table:style-name="ce1" table:formula="of:=[.A36]*[.$B$4]" office:value-type="float" office:value="2000">
            <text:p>2000</text:p>
          </table:table-cell>
          <table:table-cell table:style-name="ce6" table:formula="of:=IF([.O36]&lt;[.$M$7];[.$L36]*[.O36];IF([.O36]&lt;[.$N$7];[.$M36]*[.O36];[.$N36]*[.O36]))" office:value-type="currency" office:currency="USD" office:value="0.12">
            <text:p>$0.12</text:p>
          </table:table-cell>
          <table:table-cell table:style-name="ce7" table:formula="of:=[.R36]/[.$C$2]" office:value-type="percentage" office:value="0.00248916177477235">
            <text:p>0.2%</text:p>
          </table:table-cell>
          <table:table-cell table:style-name="ce6" table:formula="of:=IF([.P36]&lt;[.$M$7];[.$L36]*[.P36];IF([.P36]&lt;[.$N$7];[.$M36]*[.P36];[.$N36]*[.P36]))" office:value-type="currency" office:currency="USD" office:value="4">
            <text:p>$4.00</text:p>
          </table:table-cell>
          <table:table-cell table:style-name="ce7" table:formula="of:=[.T36]/[.$C$3]" office:value-type="percentage" office:value="0.00130708275467691">
            <text:p>0.1%</text:p>
          </table:table-cell>
          <table:table-cell table:style-name="ce6" table:formula="of:=IF([.Q36]&lt;[.$M$7];[.$L36]*[.Q36];IF([.Q36]&lt;[.$N$7];[.$M36]*[.Q36];[.$N36]*[.Q36]))" office:value-type="currency" office:currency="USD" office:value="32">
            <text:p>$32.00</text:p>
          </table:table-cell>
          <table:table-cell table:style-name="ce7" table:formula="of:=[.V36]/[.$C$4]" office:value-type="percentage" office:value="0.00149362409215661">
            <text:p>0.1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OA Speer</text:p>
          </table:table-cell>
          <table:table-cell office:value-type="string">
            <text:p>RK73H1JTTD1202F</text:p>
          </table:table-cell>
          <table:table-cell office:value-type="string">
            <text:p>12k</text:p>
          </table:table-cell>
          <table:table-cell office:value-type="string">
            <text:p>Thick Film Resistors 1/10watts 12Kohms 1%</text:p>
          </table:table-cell>
          <table:table-cell office:value-type="string">
            <text:p>R5</text:p>
          </table:table-cell>
          <table:table-cell office:value-type="string">
            <text:p>SMD0603</text:p>
          </table:table-cell>
          <table:table-cell/>
          <table:table-cell office:value-type="string">
            <text:p>660-RK73H1JTTD1202F</text:p>
          </table:table-cell>
          <table:table-cell table:number-columns-repeated="2"/>
          <table:table-cell table:style-name="ce5" office:value-type="float" office:value="0.08">
            <text:p>0.0800</text:p>
          </table:table-cell>
          <table:table-cell table:style-name="ce5" office:value-type="float" office:value="0.02">
            <text:p>0.0200</text:p>
          </table:table-cell>
          <table:table-cell table:style-name="ce5" office:value-type="float" office:value="0.015">
            <text:p>0.0150</text:p>
          </table:table-cell>
          <table:table-cell table:style-name="ce1" table:formula="of:=[.A37]*[.$B$2]" office:value-type="float" office:value="1">
            <text:p>1</text:p>
          </table:table-cell>
          <table:table-cell table:style-name="ce1" table:formula="of:=[.A37]*[.$B$3]" office:value-type="float" office:value="100">
            <text:p>100</text:p>
          </table:table-cell>
          <table:table-cell table:style-name="ce1" table:formula="of:=[.A37]*[.$B$4]" office:value-type="float" office:value="1000">
            <text:p>1000</text:p>
          </table:table-cell>
          <table:table-cell table:style-name="ce6" table:formula="of:=IF([.O37]&lt;[.$M$7];[.$L37]*[.O37];IF([.O37]&lt;[.$N$7];[.$M37]*[.O37];[.$N37]*[.O37]))" office:value-type="currency" office:currency="USD" office:value="0.08">
            <text:p>$0.08</text:p>
          </table:table-cell>
          <table:table-cell table:style-name="ce7" table:formula="of:=[.R37]/[.$C$2]" office:value-type="percentage" office:value="0.00165944118318156">
            <text:p>0.2%</text:p>
          </table:table-cell>
          <table:table-cell table:style-name="ce6" table:formula="of:=IF([.P37]&lt;[.$M$7];[.$L37]*[.P37];IF([.P37]&lt;[.$N$7];[.$M37]*[.P37];[.$N37]*[.P37]))" office:value-type="currency" office:currency="USD" office:value="2">
            <text:p>$2.00</text:p>
          </table:table-cell>
          <table:table-cell table:style-name="ce7" table:formula="of:=[.T37]/[.$C$3]" office:value-type="percentage" office:value="0.000653541377338453">
            <text:p>0.1%</text:p>
          </table:table-cell>
          <table:table-cell table:style-name="ce6" table:formula="of:=IF([.Q37]&lt;[.$M$7];[.$L37]*[.Q37];IF([.Q37]&lt;[.$N$7];[.$M37]*[.Q37];[.$N37]*[.Q37]))" office:value-type="currency" office:currency="USD" office:value="15">
            <text:p>$15.00</text:p>
          </table:table-cell>
          <table:table-cell table:style-name="ce7" table:formula="of:=[.V37]/[.$C$4]" office:value-type="percentage" office:value="0.000700136293198409">
            <text:p>0.1%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Xicon</text:p>
          </table:table-cell>
          <table:table-cell office:value-type="string">
            <text:p>301-10M-RC</text:p>
          </table:table-cell>
          <table:table-cell office:value-type="string">
            <text:p>10M</text:p>
          </table:table-cell>
          <table:table-cell office:value-type="string">
            <text:p>Thick Film Resistors 1/16WATT 10MOHMS</text:p>
          </table:table-cell>
          <table:table-cell office:value-type="string">
            <text:p>R6</text:p>
          </table:table-cell>
          <table:table-cell office:value-type="string">
            <text:p>SMD0603</text:p>
          </table:table-cell>
          <table:table-cell/>
          <table:table-cell office:value-type="string">
            <text:p>301-10M-RC</text:p>
          </table:table-cell>
          <table:table-cell table:number-columns-repeated="2"/>
          <table:table-cell table:style-name="ce5" office:value-type="float" office:value="0.04">
            <text:p>0.0400</text:p>
          </table:table-cell>
          <table:table-cell table:style-name="ce5" office:value-type="float" office:value="0.024">
            <text:p>0.0240</text:p>
          </table:table-cell>
          <table:table-cell table:style-name="ce5" office:value-type="float" office:value="0.016">
            <text:p>0.0160</text:p>
          </table:table-cell>
          <table:table-cell table:style-name="ce1" table:formula="of:=[.A38]*[.$B$2]" office:value-type="float" office:value="1">
            <text:p>1</text:p>
          </table:table-cell>
          <table:table-cell table:style-name="ce1" table:formula="of:=[.A38]*[.$B$3]" office:value-type="float" office:value="100">
            <text:p>100</text:p>
          </table:table-cell>
          <table:table-cell table:style-name="ce1" table:formula="of:=[.A38]*[.$B$4]" office:value-type="float" office:value="1000">
            <text:p>1000</text:p>
          </table:table-cell>
          <table:table-cell table:style-name="ce6" table:formula="of:=IF([.O38]&lt;[.$M$7];[.$L38]*[.O38];IF([.O38]&lt;[.$N$7];[.$M38]*[.O38];[.$N38]*[.O38]))" office:value-type="currency" office:currency="USD" office:value="0.04">
            <text:p>$0.04</text:p>
          </table:table-cell>
          <table:table-cell table:style-name="ce7" table:formula="of:=[.R38]/[.$C$2]" office:value-type="percentage" office:value="0.000829720591590782">
            <text:p>0.1%</text:p>
          </table:table-cell>
          <table:table-cell table:style-name="ce6" table:formula="of:=IF([.P38]&lt;[.$M$7];[.$L38]*[.P38];IF([.P38]&lt;[.$N$7];[.$M38]*[.P38];[.$N38]*[.P38]))" office:value-type="currency" office:currency="USD" office:value="2.4">
            <text:p>$2.40</text:p>
          </table:table-cell>
          <table:table-cell table:style-name="ce7" table:formula="of:=[.T38]/[.$C$3]" office:value-type="percentage" office:value="0.000784249652806143">
            <text:p>0.1%</text:p>
          </table:table-cell>
          <table:table-cell table:style-name="ce6" table:formula="of:=IF([.Q38]&lt;[.$M$7];[.$L38]*[.Q38];IF([.Q38]&lt;[.$N$7];[.$M38]*[.Q38];[.$N38]*[.Q38]))" office:value-type="currency" office:currency="USD" office:value="16">
            <text:p>$16.00</text:p>
          </table:table-cell>
          <table:table-cell table:style-name="ce7" table:formula="of:=[.V38]/[.$C$4]" office:value-type="percentage" office:value="0.000746812046078303">
            <text:p>0.1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urns</text:p>
          </table:table-cell>
          <table:table-cell office:value-type="string">
            <text:p>CR0603-JW-333GLF</text:p>
          </table:table-cell>
          <table:table-cell office:value-type="string">
            <text:p>33k</text:p>
          </table:table-cell>
          <table:table-cell office:value-type="string">
            <text:p>Thick Film Resistors 33KOHM 1/10WATT 5%</text:p>
          </table:table-cell>
          <table:table-cell office:value-type="string">
            <text:p>R7</text:p>
          </table:table-cell>
          <table:table-cell office:value-type="string">
            <text:p>SMD0603</text:p>
          </table:table-cell>
          <table:table-cell/>
          <table:table-cell office:value-type="string">
            <text:p>652-CR0603-JW-333GLF</text:p>
          </table:table-cell>
          <table:table-cell table:number-columns-repeated="2"/>
          <table:table-cell table:style-name="ce5" office:value-type="float" office:value="0.03">
            <text:p>0.0300</text:p>
          </table:table-cell>
          <table:table-cell table:style-name="ce5" office:value-type="float" office:value="0.02">
            <text:p>0.0200</text:p>
          </table:table-cell>
          <table:table-cell table:style-name="ce5" office:value-type="float" office:value="0.015">
            <text:p>0.0150</text:p>
          </table:table-cell>
          <table:table-cell table:style-name="ce1" table:formula="of:=[.A39]*[.$B$2]" office:value-type="float" office:value="1">
            <text:p>1</text:p>
          </table:table-cell>
          <table:table-cell table:style-name="ce1" table:formula="of:=[.A39]*[.$B$3]" office:value-type="float" office:value="100">
            <text:p>100</text:p>
          </table:table-cell>
          <table:table-cell table:style-name="ce1" table:formula="of:=[.A39]*[.$B$4]" office:value-type="float" office:value="1000">
            <text:p>1000</text:p>
          </table:table-cell>
          <table:table-cell table:style-name="ce6" table:formula="of:=IF([.O39]&lt;[.$M$7];[.$L39]*[.O39];IF([.O39]&lt;[.$N$7];[.$M39]*[.O39];[.$N39]*[.O39]))" office:value-type="currency" office:currency="USD" office:value="0.03">
            <text:p>$0.03</text:p>
          </table:table-cell>
          <table:table-cell table:style-name="ce7" table:formula="of:=[.R39]/[.$C$2]" office:value-type="percentage" office:value="0.000622290443693086">
            <text:p>0.1%</text:p>
          </table:table-cell>
          <table:table-cell table:style-name="ce6" table:formula="of:=IF([.P39]&lt;[.$M$7];[.$L39]*[.P39];IF([.P39]&lt;[.$N$7];[.$M39]*[.P39];[.$N39]*[.P39]))" office:value-type="currency" office:currency="USD" office:value="2">
            <text:p>$2.00</text:p>
          </table:table-cell>
          <table:table-cell table:style-name="ce7" table:formula="of:=[.T39]/[.$C$3]" office:value-type="percentage" office:value="0.000653541377338453">
            <text:p>0.1%</text:p>
          </table:table-cell>
          <table:table-cell table:style-name="ce6" table:formula="of:=IF([.Q39]&lt;[.$M$7];[.$L39]*[.Q39];IF([.Q39]&lt;[.$N$7];[.$M39]*[.Q39];[.$N39]*[.Q39]))" office:value-type="currency" office:currency="USD" office:value="15">
            <text:p>$15.00</text:p>
          </table:table-cell>
          <table:table-cell table:style-name="ce7" table:formula="of:=[.V39]/[.$C$4]" office:value-type="percentage" office:value="0.000700136293198409">
            <text:p>0.1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&amp;K Components</text:p>
          </table:table-cell>
          <table:table-cell office:value-type="string">
            <text:p>KSC243JLFG</text:p>
          </table:table-cell>
          <table:table-cell/>
          <table:table-cell office:value-type="string">
            <text:p>Tactile &amp; Jog Switches Gold 300Gf J-Lead</text:p>
          </table:table-cell>
          <table:table-cell office:value-type="string">
            <text:p>S1 S2 S3</text:p>
          </table:table-cell>
          <table:table-cell office:value-type="string">
            <text:p>KSC-J</text:p>
          </table:table-cell>
          <table:table-cell/>
          <table:table-cell office:value-type="string">
            <text:p>611-KSC243JLFG</text:p>
          </table:table-cell>
          <table:table-cell table:number-columns-repeated="2"/>
          <table:table-cell table:style-name="ce5" office:value-type="float" office:value="0.54">
            <text:p>0.5400</text:p>
          </table:table-cell>
          <table:table-cell table:style-name="ce5" office:value-type="float" office:value="0.4">
            <text:p>0.4000</text:p>
          </table:table-cell>
          <table:table-cell table:style-name="ce5" office:value-type="float" office:value="0.256">
            <text:p>0.2560</text:p>
          </table:table-cell>
          <table:table-cell table:style-name="ce1" table:formula="of:=[.A40]*[.$B$2]" office:value-type="float" office:value="3">
            <text:p>3</text:p>
          </table:table-cell>
          <table:table-cell table:style-name="ce1" table:formula="of:=[.A40]*[.$B$3]" office:value-type="float" office:value="300">
            <text:p>300</text:p>
          </table:table-cell>
          <table:table-cell table:style-name="ce1" table:formula="of:=[.A40]*[.$B$4]" office:value-type="float" office:value="3000">
            <text:p>3000</text:p>
          </table:table-cell>
          <table:table-cell table:style-name="ce6" table:formula="of:=IF([.O40]&lt;[.$M$7];[.$L40]*[.O40];IF([.O40]&lt;[.$N$7];[.$M40]*[.O40];[.$N40]*[.O40]))" office:value-type="currency" office:currency="USD" office:value="1.62">
            <text:p>$1.62</text:p>
          </table:table-cell>
          <table:table-cell table:style-name="ce7" table:formula="of:=[.R40]/[.$C$2]" office:value-type="percentage" office:value="0.0336036839594267">
            <text:p>3.4%</text:p>
          </table:table-cell>
          <table:table-cell table:style-name="ce6" table:formula="of:=IF([.P40]&lt;[.$M$7];[.$L40]*[.P40];IF([.P40]&lt;[.$N$7];[.$M40]*[.P40];[.$N40]*[.P40]))" office:value-type="currency" office:currency="USD" office:value="120">
            <text:p>$120.00</text:p>
          </table:table-cell>
          <table:table-cell table:style-name="ce7" table:formula="of:=[.T40]/[.$C$3]" office:value-type="percentage" office:value="0.0392124826403072">
            <text:p>3.9%</text:p>
          </table:table-cell>
          <table:table-cell table:style-name="ce6" table:formula="of:=IF([.Q40]&lt;[.$M$7];[.$L40]*[.Q40];IF([.Q40]&lt;[.$N$7];[.$M40]*[.Q40];[.$N40]*[.Q40]))" office:value-type="currency" office:currency="USD" office:value="768">
            <text:p>$768.00</text:p>
          </table:table-cell>
          <table:table-cell table:style-name="ce7" table:formula="of:=[.V40]/[.$C$4]" office:value-type="percentage" office:value="0.0358469782117586">
            <text:p>3.6%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Freescale Semiconductor</text:p>
          </table:table-cell>
          <table:table-cell office:value-type="string">
            <text:p>MC13224V</text:p>
          </table:table-cell>
          <table:table-cell office:value-type="string">
            <text:p>MC13224V-LGA145</text:p>
          </table:table-cell>
          <table:table-cell office:value-type="string">
            <text:p>RF Transceiver PIP 802.15.4 2.4G IND Learn More</text:p>
          </table:table-cell>
          <table:table-cell office:value-type="string">
            <text:p>U1</text:p>
          </table:table-cell>
          <table:table-cell office:value-type="string">
            <text:p>LGA145</text:p>
          </table:table-cell>
          <table:table-cell/>
          <table:table-cell office:value-type="string">
            <text:p>841-MC13224V</text:p>
          </table:table-cell>
          <table:table-cell table:number-columns-repeated="2"/>
          <table:table-cell table:style-name="ce5" office:value-type="float" office:value="5.85">
            <text:p>5.8500</text:p>
          </table:table-cell>
          <table:table-cell table:style-name="ce5" office:value-type="float" office:value="5.11">
            <text:p>5.1100</text:p>
          </table:table-cell>
          <table:table-cell table:style-name="ce5" office:value-type="float" office:value="5.11">
            <text:p>5.1100</text:p>
          </table:table-cell>
          <table:table-cell table:style-name="ce1" table:formula="of:=[.A41]*[.$B$2]" office:value-type="float" office:value="1">
            <text:p>1</text:p>
          </table:table-cell>
          <table:table-cell table:style-name="ce1" table:formula="of:=[.A41]*[.$B$3]" office:value-type="float" office:value="100">
            <text:p>100</text:p>
          </table:table-cell>
          <table:table-cell table:style-name="ce1" table:formula="of:=[.A41]*[.$B$4]" office:value-type="float" office:value="1000">
            <text:p>1000</text:p>
          </table:table-cell>
          <table:table-cell table:style-name="ce6" table:formula="of:=IF([.O41]&lt;[.$M$7];[.$L41]*[.O41];IF([.O41]&lt;[.$N$7];[.$M41]*[.O41];[.$N41]*[.O41]))" office:value-type="currency" office:currency="USD" office:value="5.85">
            <text:p>$5.85</text:p>
          </table:table-cell>
          <table:table-cell table:style-name="ce7" table:formula="of:=[.R41]/[.$C$2]" office:value-type="percentage" office:value="0.121346636520152">
            <text:p>12.1%</text:p>
          </table:table-cell>
          <table:table-cell table:style-name="ce6" table:formula="of:=IF([.P41]&lt;[.$M$7];[.$L41]*[.P41];IF([.P41]&lt;[.$N$7];[.$M41]*[.P41];[.$N41]*[.P41]))" office:value-type="currency" office:currency="USD" office:value="511">
            <text:p>$511.00</text:p>
          </table:table-cell>
          <table:table-cell table:style-name="ce7" table:formula="of:=[.T41]/[.$C$3]" office:value-type="percentage" office:value="0.166979821909975">
            <text:p>16.7%</text:p>
          </table:table-cell>
          <table:table-cell table:style-name="ce6" table:formula="of:=IF([.Q41]&lt;[.$M$7];[.$L41]*[.Q41];IF([.Q41]&lt;[.$N$7];[.$M41]*[.Q41];[.$N41]*[.Q41]))" office:value-type="currency" office:currency="USD" office:value="5110">
            <text:p>$5,110.00</text:p>
          </table:table-cell>
          <table:table-cell table:style-name="ce7" table:formula="of:=[.V41]/[.$C$4]" office:value-type="percentage" office:value="0.238513097216258">
            <text:p>23.9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TDI, Future Technology Devices International Ltd</text:p>
          </table:table-cell>
          <table:table-cell office:value-type="string">
            <text:p>FT2232HL - REEL</text:p>
          </table:table-cell>
          <table:table-cell office:value-type="string">
            <text:p>FT2232HL</text:p>
          </table:table-cell>
          <table:table-cell office:value-type="string">
            <text:p>IC USB UART/FIFO DUAL HS 64LQFP</text:p>
          </table:table-cell>
          <table:table-cell office:value-type="string">
            <text:p>U2</text:p>
          </table:table-cell>
          <table:table-cell office:value-type="string">
            <text:p>LQFP-64</text:p>
          </table:table-cell>
          <table:table-cell office:value-type="string">
            <text:p>768-1024-1-ND</text:p>
          </table:table-cell>
          <table:table-cell table:number-columns-repeated="3"/>
          <table:table-cell table:style-name="ce5" office:value-type="float" office:value="6.71">
            <text:p>6.7100</text:p>
          </table:table-cell>
          <table:table-cell table:style-name="ce5" office:value-type="float" office:value="5.4">
            <text:p>5.4000</text:p>
          </table:table-cell>
          <table:table-cell table:style-name="ce5" office:value-type="float" office:value="4.06">
            <text:p>4.0600</text:p>
          </table:table-cell>
          <table:table-cell table:style-name="ce1" table:formula="of:=[.A42]*[.$B$2]" office:value-type="float" office:value="1">
            <text:p>1</text:p>
          </table:table-cell>
          <table:table-cell table:style-name="ce1" table:formula="of:=[.A42]*[.$B$3]" office:value-type="float" office:value="100">
            <text:p>100</text:p>
          </table:table-cell>
          <table:table-cell table:style-name="ce1" table:formula="of:=[.A42]*[.$B$4]" office:value-type="float" office:value="1000">
            <text:p>1000</text:p>
          </table:table-cell>
          <table:table-cell table:style-name="ce6" table:formula="of:=IF([.O42]&lt;[.$M$7];[.$L42]*[.O42];IF([.O42]&lt;[.$N$7];[.$M42]*[.O42];[.$N42]*[.O42]))" office:value-type="currency" office:currency="USD" office:value="6.71">
            <text:p>$6.71</text:p>
          </table:table-cell>
          <table:table-cell table:style-name="ce7" table:formula="of:=[.R42]/[.$C$2]" office:value-type="percentage" office:value="0.139185629239354">
            <text:p>13.9%</text:p>
          </table:table-cell>
          <table:table-cell table:style-name="ce6" table:formula="of:=IF([.P42]&lt;[.$M$7];[.$L42]*[.P42];IF([.P42]&lt;[.$N$7];[.$M42]*[.P42];[.$N42]*[.P42]))" office:value-type="currency" office:currency="USD" office:value="540">
            <text:p>$540.00</text:p>
          </table:table-cell>
          <table:table-cell table:style-name="ce7" table:formula="of:=[.T42]/[.$C$3]" office:value-type="percentage" office:value="0.176456171881382">
            <text:p>17.6%</text:p>
          </table:table-cell>
          <table:table-cell table:style-name="ce6" table:formula="of:=IF([.Q42]&lt;[.$M$7];[.$L42]*[.Q42];IF([.Q42]&lt;[.$N$7];[.$M42]*[.Q42];[.$N42]*[.Q42]))" office:value-type="currency" office:currency="USD" office:value="4060">
            <text:p>$4,060.00</text:p>
          </table:table-cell>
          <table:table-cell table:style-name="ce7" table:formula="of:=[.V42]/[.$C$4]" office:value-type="percentage" office:value="0.189503556692369">
            <text:p>19.0%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Micrel Inc</text:p>
          </table:table-cell>
          <table:table-cell office:value-type="string">
            <text:p>MIC5205YM5 TR</text:p>
          </table:table-cell>
          <table:table-cell office:value-type="string">
            <text:p>MIC5205-BM5</text:p>
          </table:table-cell>
          <table:table-cell office:value-type="string">
            <text:p>Adj. Vreg</text:p>
          </table:table-cell>
          <table:table-cell office:value-type="string">
            <text:p>U3</text:p>
          </table:table-cell>
          <table:table-cell office:value-type="string">
            <text:p>SOT-23-5</text:p>
          </table:table-cell>
          <table:table-cell office:value-type="string">
            <text:p>576-1262-1-ND</text:p>
          </table:table-cell>
          <table:table-cell table:number-columns-repeated="3"/>
          <table:table-cell table:style-name="ce5" office:value-type="float" office:value="0.81">
            <text:p>0.8100</text:p>
          </table:table-cell>
          <table:table-cell table:style-name="ce5" office:value-type="float" office:value="0.54">
            <text:p>0.5400</text:p>
          </table:table-cell>
          <table:table-cell table:style-name="ce5" office:value-type="float" office:value="0.378">
            <text:p>0.3780</text:p>
          </table:table-cell>
          <table:table-cell table:style-name="ce1" table:formula="of:=[.A43]*[.$B$2]" office:value-type="float" office:value="1">
            <text:p>1</text:p>
          </table:table-cell>
          <table:table-cell table:style-name="ce1" table:formula="of:=[.A43]*[.$B$3]" office:value-type="float" office:value="100">
            <text:p>100</text:p>
          </table:table-cell>
          <table:table-cell table:style-name="ce1" table:formula="of:=[.A43]*[.$B$4]" office:value-type="float" office:value="1000">
            <text:p>1000</text:p>
          </table:table-cell>
          <table:table-cell table:style-name="ce6" table:formula="of:=IF([.O43]&lt;[.$M$7];[.$L43]*[.O43];IF([.O43]&lt;[.$N$7];[.$M43]*[.O43];[.$N43]*[.O43]))" office:value-type="currency" office:currency="USD" office:value="0.81">
            <text:p>$0.81</text:p>
          </table:table-cell>
          <table:table-cell table:style-name="ce7" table:formula="of:=[.R43]/[.$C$2]" office:value-type="percentage" office:value="0.0168018419797133">
            <text:p>1.7%</text:p>
          </table:table-cell>
          <table:table-cell table:style-name="ce6" table:formula="of:=IF([.P43]&lt;[.$M$7];[.$L43]*[.P43];IF([.P43]&lt;[.$N$7];[.$M43]*[.P43];[.$N43]*[.P43]))" office:value-type="currency" office:currency="USD" office:value="54">
            <text:p>$54.00</text:p>
          </table:table-cell>
          <table:table-cell table:style-name="ce7" table:formula="of:=[.T43]/[.$C$3]" office:value-type="percentage" office:value="0.0176456171881382">
            <text:p>1.8%</text:p>
          </table:table-cell>
          <table:table-cell table:style-name="ce6" table:formula="of:=IF([.Q43]&lt;[.$M$7];[.$L43]*[.Q43];IF([.Q43]&lt;[.$N$7];[.$M43]*[.Q43];[.$N43]*[.Q43]))" office:value-type="currency" office:currency="USD" office:value="378">
            <text:p>$378.00</text:p>
          </table:table-cell>
          <table:table-cell table:style-name="ce7" table:formula="of:=[.V43]/[.$C$4]" office:value-type="percentage" office:value="0.0176434345885999">
            <text:p>1.8%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4PCB</text:p>
          </table:table-cell>
          <table:table-cell table:number-columns-repeated="2"/>
          <table:table-cell office:value-type="string">
            <text:p>PCB</text:p>
          </table:table-cell>
          <table:table-cell table:number-columns-repeated="6"/>
          <table:table-cell table:style-name="ce5" office:value-type="float" office:value="6">
            <text:p>6.0000</text:p>
          </table:table-cell>
          <table:table-cell table:style-name="ce5" office:value-type="float" office:value="5.34">
            <text:p>5.3400</text:p>
          </table:table-cell>
          <table:table-cell table:style-name="ce5" office:value-type="float" office:value="2.51">
            <text:p>2.5100</text:p>
          </table:table-cell>
          <table:table-cell table:style-name="ce1" table:formula="of:=[.A44]*[.$B$2]" office:value-type="float" office:value="1">
            <text:p>1</text:p>
          </table:table-cell>
          <table:table-cell table:style-name="ce1" table:formula="of:=[.A44]*[.$B$3]" office:value-type="float" office:value="100">
            <text:p>100</text:p>
          </table:table-cell>
          <table:table-cell table:style-name="ce1" table:formula="of:=[.A44]*[.$B$4]" office:value-type="float" office:value="1000">
            <text:p>1000</text:p>
          </table:table-cell>
          <table:table-cell table:style-name="ce6" table:formula="of:=IF([.O44]&lt;[.$M$7];[.$L44]*[.O44];IF([.O44]&lt;[.$N$7];[.$M44]*[.O44];[.$N44]*[.O44]))" office:value-type="currency" office:currency="USD" office:value="6">
            <text:p>$6.00</text:p>
          </table:table-cell>
          <table:table-cell table:style-name="ce7" table:formula="of:=[.R44]/[.$C$2]" office:value-type="percentage" office:value="0.124458088738617">
            <text:p>12.4%</text:p>
          </table:table-cell>
          <table:table-cell table:style-name="ce6" table:formula="of:=IF([.P44]&lt;[.$M$7];[.$L44]*[.P44];IF([.P44]&lt;[.$N$7];[.$M44]*[.P44];[.$N44]*[.P44]))" office:value-type="currency" office:currency="USD" office:value="534">
            <text:p>$534.00</text:p>
          </table:table-cell>
          <table:table-cell table:style-name="ce7" table:formula="of:=[.T44]/[.$C$3]" office:value-type="percentage" office:value="0.174495547749367">
            <text:p>17.4%</text:p>
          </table:table-cell>
          <table:table-cell table:style-name="ce6" table:formula="of:=IF([.Q44]&lt;[.$M$7];[.$L44]*[.Q44];IF([.Q44]&lt;[.$N$7];[.$M44]*[.Q44];[.$N44]*[.Q44]))" office:value-type="currency" office:currency="USD" office:value="2510">
            <text:p>$2,510.00</text:p>
          </table:table-cell>
          <table:table-cell table:style-name="ce7" table:formula="of:=[.V44]/[.$C$4]" office:value-type="percentage" office:value="0.117156139728534">
            <text:p>11.7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xy</text:p>
          </table:table-cell>
          <table:table-cell table:number-columns-repeated="2"/>
          <table:table-cell office:value-type="string">
            <text:p>Assembly</text:p>
          </table:table-cell>
          <table:table-cell table:number-columns-repeated="6"/>
          <table:table-cell table:style-name="ce5" office:value-type="float" office:value="20">
            <text:p>20.0000</text:p>
          </table:table-cell>
          <table:table-cell table:style-name="ce5" office:value-type="float" office:value="8.76">
            <text:p>8.7600</text:p>
          </table:table-cell>
          <table:table-cell table:style-name="ce5" office:value-type="float" office:value="6.14">
            <text:p>6.1400</text:p>
          </table:table-cell>
          <table:table-cell table:style-name="ce1" table:formula="of:=[.A45]*[.$B$2]" office:value-type="float" office:value="1">
            <text:p>1</text:p>
          </table:table-cell>
          <table:table-cell table:style-name="ce1" table:formula="of:=[.A45]*[.$B$3]" office:value-type="float" office:value="100">
            <text:p>100</text:p>
          </table:table-cell>
          <table:table-cell table:style-name="ce1" table:formula="of:=[.A45]*[.$B$4]" office:value-type="float" office:value="1000">
            <text:p>1000</text:p>
          </table:table-cell>
          <table:table-cell table:style-name="ce6" table:formula="of:=IF([.O45]&lt;[.$M$7];[.$L45]*[.O45];IF([.O45]&lt;[.$N$7];[.$M45]*[.O45];[.$N45]*[.O45]))" office:value-type="currency" office:currency="USD" office:value="20">
            <text:p>$20.00</text:p>
          </table:table-cell>
          <table:table-cell table:style-name="ce7" table:formula="of:=[.R45]/[.$C$2]" office:value-type="percentage" office:value="0.414860295795391">
            <text:p>41.5%</text:p>
          </table:table-cell>
          <table:table-cell table:style-name="ce6" table:formula="of:=IF([.P45]&lt;[.$M$7];[.$L45]*[.P45];IF([.P45]&lt;[.$N$7];[.$M45]*[.P45];[.$N45]*[.P45]))" office:value-type="currency" office:currency="USD" office:value="876">
            <text:p>$876.00</text:p>
          </table:table-cell>
          <table:table-cell table:style-name="ce7" table:formula="of:=[.T45]/[.$C$3]" office:value-type="percentage" office:value="0.286251123274242">
            <text:p>28.6%</text:p>
          </table:table-cell>
          <table:table-cell table:style-name="ce6" table:formula="of:=IF([.Q45]&lt;[.$M$7];[.$L45]*[.Q45];IF([.Q45]&lt;[.$N$7];[.$M45]*[.Q45];[.$N45]*[.Q45]))" office:value-type="currency" office:currency="USD" office:value="6140">
            <text:p>$6,140.00</text:p>
          </table:table-cell>
          <table:table-cell table:style-name="ce7" table:formula="of:=[.V45]/[.$C$4]" office:value-type="percentage" office:value="0.286589122682549">
            <text:p>28.7%</text:p>
          </table:table-cell>
        </table:table-row>
        <table:table-row table:style-name="ro1" table:number-rows-repeated="65490">
          <table:table-cell table:number-columns-repeated="23"/>
        </table:table-row>
        <table:table-row table:style-name="ro1">
          <table:table-cell table:number-columns-repeated="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ans" svg:font-family="San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/>
      <number:number number:decimal-places="0" number:min-integer-digits="1" number:grouping="true"/>
      <number:text> </number:text>
    </number:currency-style>
    <number:currency-style style:name="N116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16P0"/>
    </number:currency-style>
    <number:currency-style style:name="N117P0" style:volatile="true">
      <number:currency-symbol/>
      <number:number number:decimal-places="0" number:min-integer-digits="1" number:grouping="true"/>
      <number:text> </number:text>
    </number:currency-style>
    <number:currency-style style:name="N117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17P0"/>
    </number:currency-style>
    <number:currency-style style:name="N118P0" style:volatile="true">
      <number:currency-symbol/>
      <number:number number:decimal-places="2" number:min-integer-digits="1" number:grouping="true"/>
      <number:text> </number:text>
    </number:currency-style>
    <number:currency-style style:name="N118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18P0"/>
    </number:currency-style>
    <number:currency-style style:name="N119P0" style:volatile="true">
      <number:currency-symbol/>
      <number:number number:decimal-places="2" number:min-integer-digits="1" number:grouping="true"/>
      <number:text> </number:text>
    </number:currency-style>
    <number:currency-style style:name="N119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19P0"/>
    </number:currency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text> </number:text>
      <number:currency-symbol/>
      <number:number number:decimal-places="0" number:min-integer-digits="1" number:grouping="true"/>
      <number:text> </number:text>
    </number:currency-style>
    <number:currency-style style:name="N121P1" style:volatile="true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121P2" style:volatile="true">
      <number:text> </number:text>
      <number:currency-symbol/>
      <number:text>-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number:number number:decimal-places="2" number:min-integer-digits="1" number:grouping="true"/>
      <number:text> </number:text>
    </number:currency-style>
    <number:currency-style style:name="N123P1" style:volatile="true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123P2" style:volatile="true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number-style style:name="N129">
      <number:number number:decimal-places="3" number:min-integer-digits="1"/>
    </number:number-style>
    <number:number-style style:name="N130">
      <number:number number:decimal-places="4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6">04/06/2010</text:date>, <text:time>20:2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4-06T20:23:52</dc:date>
    <dc:creator>Christopher Lim</dc:creator>
    <meta:generator>OpenOffice.org/3.2$Unix OpenOffice.org_project/320m12$Build-9483</meta:generator>
    <meta:editing-duration>PT00H50M38S</meta:editing-duration>
    <meta:editing-cycles>12</meta:editing-cycles>
    <meta:document-statistic meta:table-count="1" meta:cell-count="766" meta:object-count="0"/>
  </office:meta>
</office:document-meta>
</file>